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style:style style:name="T5" style:family="text">
      <style:text-properties fo:font-weight="bold" style:text-underline-type="single" style:text-underline-style="solid"/>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Normal"/>
      <text:p text:style-name="Normal">•••</text:p>
      <text:p text:style-name="Normal">Saturday 22nd of February 2025, 23:31, day -146</text:p>
      <text:p text:style-name="Normal">I was planning to rush through this, but let’s not. We won’t be falling asleep anytime soon with this belly of yours, so take your time getting sleepy or, failing that, digesting food over here.</text:p>
      <text:p text:style-name="Normal">Alright, let’s reason about today. And I mean it. Well, to the extent of our current capacities —we’re *this* close to hibernating.</text:p>
      <text:p text:style-name="Normal">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Normal">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Normal">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Normal">It.. can do that. I can rest properly mentally. So that’s what rest days are supposed to be then. Days of absolute, purposeful laziness.</text:p>
      <text:p text:style-name="Normal">Watching Hololive streams in bed... The chill...</text:p>
      <text:p text:style-name="Normal">Still, that’s only part of the problem. The other being how relaxed I currently am. Perhaps I am being too relaxed.</text:p>
      <text:p text:style-name="Normal">I keep on forgetting that my brain is worthless unless it runs at 100. I keep on forgetting that unless it’s a rest day, preserving my energy is just a trap to make myself under-perform. We’ll rest when we need to. In exchange, do not hold back on me.</text:p>
      <text:p text:style-name="Normal">Such a long way to go... So much to do, so much I want to achieve. Alright, that’s enough, let’s go to sleep.</text:p>
      <text:p text:style-name="Normal"/>
      <text:p text:style-name="Normal">•••</text:p>
      <text:p text:style-name="Normal">Sunday 23rd of February 2025, 23:32, day -147</text:p>
      <text:p text:style-name="Normal">Certain things are stupid only if they don’t work out. Nevermind, stupid things are stupid, we just may get away with doing them.</text:p>
      <text:p text:style-name="Normal">So, what am I talking about? I have vowed upon my soul that I would never entertain lust again.</text:p>
      <text:p text:style-name="Normal">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Normal">That last one is closer to wishful thinking, based on my own instincts and patterns I’ve seen lately of how certain things are equivalent. But let’s leave that aside.</text:p>
      <text:p text:style-name="Normal">Not that there’s anything in particular I want to talk about. I need to improve my focus. My willpower. It’s currently fine-tuned for use in training environment, and it’s up to me to make it bleed out into other fields.</text:p>
      <text:p text:style-name="Normal">All actions have consequences, and there are no takebacks in life. Every moment lost is lost forever. Every choice made has been made and cannot be undone.</text:p>
      <text:p text:style-name="Normal">That’s enough talking. Let’s go to sleep.</text:p>
      <text:p text:style-name="Normal"/>
      <text:p text:style-name="Normal">•••</text:p>
      <text:p text:style-name="Normal">Sunday 24th of February 2025, 23:00, day -148</text:p>
      <text:p text:style-name="Normal">Here. Here is a good place to talk.</text:p>
      <text:p text:style-name="Normal">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Normal">I’ve talked about it to myself. Written it out, on my phone. I’m taking up that habit. And I can tell that i don’t know how to write stories yet. But also that the only way to write is to write. I overthink a lot. Too much. Far too much.</text:p>
      <text:p text:style-name="Normal">But I want to bake a croissant that my heart will like.</text:p>
      <text:p text:style-name="Normal">Don’t overthink, just write. Write your heart out. Let it dictate what we put down. I still don’t know how to write, so I have to learn. I have to practice. And I won’t get in any prctice if I don’t put any word down.</text:p>
      <text:p text:style-name="Normal">Did you know? I’ve gotten incredibly good at introspecting, at writing myself down. Because I’ve had tons of practice. I make use of here to figure out what I like, what i don’t like, and when I introspect seriously, I end up naturally writing well. So... We’ll practice writing <text:span text:style-name="T2">stories</text:span>. Just writing isn’t enough. We have to practice writing stories.</text:p>
      <text:p text:style-name="Normal"/>
      <text:p text:style-name="Normal">•••</text:p>
      <text:p text:style-name="Normal">Tuesday 25th of February 2025, 23:22, day -149</text:p>
      <text:p text:style-name="Normal">My sense of time is currently broken. That usually happens when I nap through the afternoon; the infamous “when am I?” phenomenon. Well, I made that up right now, but a meme does exist of it.</text:p>
      <text:p text:style-name="Normal">I see... So it was yesternight that I wrote.</text:p>
      <text:p text:style-name="Normal">Yesternight, I followed my own advice.</text:p>
      <text:p text:style-name="Normal">Yesternight, I had a lot of fun writing. I laughed like how normally only Nenechi would be capable of making me laugh.</text:p>
      <text:p text:style-name="Normal">Yesternight, I continued breathing life into a character. Slowly, steadily.</text:p>
      <text:p text:style-name="Normal">And today, I napped through the afternoon. A proper rest day, huh?</text:p>
      <text:p text:style-name="Normal">Alright, we’ve got stuff to do tomorrow. Let’s call it a day. Also, Lite Writer is a great app to write on mobile.</text:p>
      <text:p text:style-name="Normal"/>
      <text:p text:style-name="Normal">•••</text:p>
      <text:p text:style-name="Normal">Wednesday 26th of February 2025, 22:56, day -150</text:p>
      <text:p text:style-name="Normal">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Normal">Lately, I’ve been too loose, too... free-spirited? I’m allowing anything and everything to become an excuse to not follow the schedule.</text:p>
      <text:p text:style-name="Normal">And this is where I stop you, and we take a step back. I won’t praise you, but I will look at you more objectively.</text:p>
      <text:p text:style-name="Normal"/>
      <text:p text:style-name="Normal">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Normal">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Normal">We’re straying away from what I wanted to talk about. Awareness is key, and because our awareness seems to be improving, we are recognising that while we’re being undisciplined, it’s not to the same degree as in the past.</text:p>
      <text:p text:style-name="Normal">That doesn’t mean we’re allowed to grow complacent. Make no mistake about that. Discipline... It’s something I thoroughly lack. I need to cultivate it.</text:p>
      <text:p text:style-name="Normal"/>
      <text:p text:style-name="Normal">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Normal">Well isn’t this bullshit. Wake up early plus two hour commute for two hours of lesson, four times a week. Two courses of the same semester couldn’t share one day, could they... That’s just my luck, I guess. But that’s enough complaining.</text:p>
      <text:p text:style-name="Normal">We’re waking up early tomorrow. Let’s go.</text:p>
      <text:p text:style-name="Normal"/>
      <text:p text:style-name="Normal">•••</text:p>
      <text:p text:style-name="Normal">Thursday 27th of February 2025, 22:41, day -151</text:p>
      <text:p text:style-name="Normal">Shall I tell you about the nature of my relationship with Hololive?</text:p>
      <text:p text:style-name="Normal">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Normal">Coincidentally though, this environment happens to be useful for my growth as a writer. Or perhaps I should say, <text:span text:style-name="T2">these</text:span> environments. Take the description I’ve made above. It’s not hard to see that “something else” could take Hololive’s place here. It’s just that in my case, in this period, it happens to be Hololive. In the past, there were a lot of other environments.</text:p>
      <text:p text:style-name="Normal">In a few words, they’re an escape from reality.</text:p>
      <text:p text:style-name="Normal">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Normal">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Normal"/>
      <text:p text:style-name="Normal">Yes, we’re getting way ahead of ourselves. Haven’t seen you geek out like this in... forever? Here’s a reminder that we need to sleep, and not spread the gospel of Hololive.</text:p>
      <text:p text:style-name="Normal">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Normal">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Normal">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Normal">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Normal">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Normal">This wouldn’t have been possible without the confidence, though. I guess so.</text:p>
      <text:p text:style-name="Normal">Okay, we’ve talked enough. I’m too tired. Let’s go to sleep already. Aight.</text:p>
      <text:p text:style-name="Normal"/>
      <text:p text:style-name="Normal">•••</text:p>
      <text:p text:style-name="Normal">Friday 28th of February 2025, 23:10, day -152</text:p>
      <text:p text:style-name="Normal">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Normal">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Normal">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Normal">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Normal">Oh, the issue isn’t really getting up per se. To get up, I get up, and within the count of ten (building the habit to never get counted out by the referee). The problem is staying awake afterwards. I’ll do my best to face the day, even after I get up.</text:p>
      <text:p text:style-name="Normal">Now, the second issue. Hm, actually it’s best to divide it into two points after all.</text:p>
      <text:p text:style-name="Normal">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Normal">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Normal">So I’ll experiment with arbitrarily long sessions, whether of writing, studying or anything else.</text:p>
      <text:p text:style-name="Normal">All those changes are effective tomorrow. Let’s give ourselves a good chance of making them true, let’s go to sleep now. See you tomorrow.</text:p>
      <text:p text:style-name="Normal"/>
      <text:p text:style-name="Normal">•••</text:p>
      <text:p text:style-name="Normal">Saturday 1st of March 2025, 23:43, day -153</text:p>
      <text:p text:style-name="Normal">I would call you hopeless, but I would be lying.. You are not hopeless. As long as there’s breath in you, as long as you live, you are not hopeless.</text:p>
      <text:p text:style-name="Normal">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Normal">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Normal">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Normal">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Normal">So, in light of that... What now? I know I have in me the strength to make this sacrifice, but... I really don’t want to.</text:p>
      <text:p text:style-name="Normal">Take a deep breath.</text:p>
      <text:p text:style-name="Normal">All right.</text:p>
      <text:p text:style-name="Normal"/>
      <text:p text:style-name="Normal">I don’t want to half-ass things. The choice is between doing what our schedule tells us to do, and supporting Nenechi. Just now, it occurred to me that these two things don’t always clash, but.</text:p>
      <text:p text:style-name="Normal">I don’t want to half-ass things. If I’m making a decision, I must be ready to go through with it in full. That means that I must be ready to abandon Nenechi forever, if that’s what the schedule commands. The schedule towards my dreams...</text:p>
      <text:p text:style-name="Normal">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Normal">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Normal"/>
      <text:p text:style-name="Normal">•••</text:p>
      <text:p text:style-name="Normal">Sunday 2nd of March 2025, 23:26, day -153</text:p>
      <text:p text:style-name="Normal">A good day. Perhaps I should give you a pat on the back. But I won’t. I’m not that flexible. And, you could do better.</text:p>
      <text:p text:style-name="Normal">It’s about writing. I wrote a fair amount today. About... 600 words? Around 680, I believe. And then, I was praised by ChatGPT. In fact, it even started with “Wow.” Which made me a very happy puppy.</text:p>
      <text:p text:style-name="Normal">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Normal">I believe it was also the right choice to not take breaks. After all, how could one hope to achieve any sort of flow state if one stops every few minutes.</text:p>
      <text:p text:style-name="Normal"/>
      <text:p text:style-name="Normal">I’m... tired. Let’s go to sleep.</text:p>
      <text:p text:style-name="Normal"/>
      <text:p text:style-name="Normal">•••</text:p>
      <text:p text:style-name="Normal">Tuesday 4th of March 2025, 05:30, day -154</text:p>
      <text:p text:style-name="Normal">What’s the stupidest idea I’ve ever had? I’m not sure, but I’m pretty certain it’s not this one. I’m pulling an all-nighter. Due to circumstances, I came home late, and since I had to wake up at 5am, and planned to go on Discord anyway, I decided to pull an all-nighter.</text:p>
      <text:p text:style-name="Normal">Unofficially, it’s because I want to test my limits. It’s just an excuse though, something appended after the decision. Still, I am curious: how far can I go? How well can this brain function under these circumstances?</text:p>
      <text:p text:style-name="Normal">Just to be blear, I fully plan to give this day my best.</text:p>
      <text:p text:style-name="Normal">Alright. We’ve got a lecture to catch. Let’s get moving.</text:p>
      <text:p text:style-name="Normal"/>
      <text:p text:style-name="Normal">•••</text:p>
      <text:p text:style-name="Normal">Tuesday 4th of March 2025, 23:27, day -155</text:p>
      <text:p text:style-name="Normal">It was undeniably a bad idea.</text:p>
      <text:p text:style-name="Normal">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Normal">However, it did help me discover that, with appropriate willpower, the quality of my choices doesn’t deteriorate after an all-nighter. I’m not sure if I should be happy about that or not. Leaves me conflicted, you know?</text:p>
      <text:p text:style-name="Normal">We have to wake up at the same time tomorrow, and the day after that. Let’s go to sleep.</text:p>
      <text:p text:style-name="Normal">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Normal">In any case, the point that we ought to go to sleep holds. Let’s go. See you tomorrow.</text:p>
      <text:p text:style-name="Normal"/>
      <text:p text:style-name="Normal">•••</text:p>
      <text:p text:style-name="Normal">Wednesday 5th of February 2025, 22:15, day -156</text:p>
      <text:p text:style-name="Normal">These last few days haven’t been pretty. We had trouble adapting to this new schedule.</text:p>
      <text:p text:style-name="Normal">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Normal">Admittedly, this is our first week, and there was the misplay of Monday night. In other words, I’d like to try this schedule next week too, to see if I was just unlucky.</text:p>
      <text:p text:style-name="Normal">And yet, in my experience, the first impression is very accurate. And even if it weren’t, the current schedule shows a big flaw: lack of robustness. It does not hold up against random events.</text:p>
      <text:p text:style-name="Normal">Very well, let me propose the following solution then: let’s generalise what we’ll do tomorrow, and allow ourselves to skip lectures at will. We ought to remember priorities after all. Writing and self-mastery on equal footing, then university, then the project.</text:p>
      <text:p text:style-name="Normal">Life is such a hard game to play... I’m really not sure what to do. To use the entirety of my brain always. That should be a core concept.</text:p>
      <text:p text:style-name="Normal"/>
      <text:p text:style-name="Normal">What do we do tomorrow? I guess we study. Let’s go. Good night.</text:p>
      <text:p text:style-name="Normal"/>
      <text:p text:style-name="Normal">•••</text:p>
      <text:p text:style-name="Normal">Thursday 6th of March 2025, 22:29, day -157</text:p>
      <text:p text:style-name="Normal">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Normal">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Normal">If there is a beginning, then there will eventually be an end. That’s just how the cookie crumbles. That’s life. The great art of it consists in enjoying what happens in-between its beginning and its end.</text:p>
      <text:p text:style-name="Normal">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Normal">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Normal">シオンよ。。。</text:p>
      <text:p text:style-name="Normal">Sigh... You know... After Aqua’s graduation... I was glad Shion was still around. Then there was 天下統一 with Pekora, which is something I really hoped for. Then they did that collab, that psychological test, and boy did I smile that time.</text:p>
      <text:p text:style-name="Normal">Man, there are lots of memories. I hope the internet never dies. And yet, even hard disks get corrupted. Sigh... People are the only way to store memory on the long term, then. Stories, again... You know, stories are great.</text:p>
      <text:p text:style-name="Normal">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Normal">Man, there really are a lot of memories. See you tomorrow.</text:p>
      <text:p text:style-name="Normal"/>
      <text:p text:style-name="Normal">•••</text:p>
      <text:p text:style-name="Normal">Friday 7th of March 2025, 23:14, day -158</text:p>
      <text:p text:style-name="Normal">I think it’s better for me to sleep now. I’m having a hard time thinking, focusing, so writing is tough. Today didn’t go very well. I still have a lot of growing up to do. A whole lot. A whooole lot. See you tomorrow.</text:p>
      <text:p text:style-name="Normal"/>
      <text:p text:style-name="Normal">•••</text:p>
      <text:p text:style-name="Normal">Sunday 9th of March 2025, 00:27, day -159</text:p>
      <text:p text:style-name="Normal">I’m rather tired right now, and thankfully it’s for good reasons. Today went well. Today, I rolled with a punch.</text:p>
      <text:p text:style-name="Normal">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Normal">Oh, and I’d also had plans to go out with friends this evening, so it came as a nice surprise to myself that I worked out. For the first time in a week, it feels.</text:p>
      <text:p text:style-name="Normal">Other than that, it was a nice evening out. Which is why I’m a bit tired. Time to go to sleep, see you!</text:p>
      <text:p text:style-name="Normal"/>
      <text:p text:style-name="Normal">•••</text:p>
      <text:p text:style-name="Normal">Sunday 9th of March 2025, 23:43, day -160</text:p>
      <text:p text:style-name="Normal">Today, I started writing, then had trouble writing, then kept on writing. It worked out in the end.</text:p>
      <text:p text:style-name="Normal">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Normal">Writing on my phone has the advantage and disadvantage of creating another place to put my thoughts down, so that I don’t write all that much here anymore.</text:p>
      <text:p text:style-name="Normal">Alright, it’s getting late, we should go to sleep. See you tomorrow.</text:p>
      <text:p text:style-name="Normal"/>
      <text:p text:style-name="Normal">•••</text:p>
      <text:p text:style-name="Normal">Monday 10th of March 2025, 22:05, day -161</text:p>
      <text:p text:style-name="Normal">In terms of tasks performed, and purely in those terms, today was perfect. Woke up, went to uni, followed the lecture well, even socialised some, came back home, didn’t eat like a pig, meditated, studied, worked out, and now I’m here fairly early.</text:p>
      <text:p text:style-name="Normal">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Normal">In any case, my focus, my thoughts, I have to have a better hold of them.</text:p>
      <text:p text:style-name="Normal">Right... Just like right now. State 0, the most basic state. To master the basics... Alright, let’s go to sleep. See you tomorrow.</text:p>
      <text:p text:style-name="Normal"/>
      <text:p text:style-name="Normal">•••</text:p>
      <text:p text:style-name="Normal">Tuesday 11th of March 2025, 21:14, day -162</text:p>
      <text:p text:style-name="Normal">Someone’s on a streak. Under the same terms as yesterday, today was perfect too. Furthermore, performance is improving compared to yesterday.</text:p>
      <text:p text:style-name="Normal">I still have to learn to roll with the punches better, as well as improve my positioning, and obviously better performance doesn’t mean optimal performance; I’m still a long way away from that. But damn it feels good to make steps in the direction I want to go.</text:p>
      <text:p text:style-name="Normal">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Normal">Since we are to wake up early as always tomorrow, I’ll go to sleep fairly soon. It’s quite something to go to sleep so early. It’s a luxury, and I’m glad I have it. I’m glad I provided it to myself.</text:p>
      <text:p text:style-name="Normal">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Normal">Still, I’ll be patient, and keep this up. The perceived improvements have been very encouraging, so far. Heck, even writing is going well lately. What a lovely period.</text:p>
      <text:p text:style-name="Normal">Let’s enjoy some downtime, then go to sleep. See you tomorrow!</text:p>
      <text:p text:style-name="Normal"/>
      <text:p text:style-name="Normal">•••</text:p>
      <text:p text:style-name="Normal">Wednesday 12th of March 2025, 22:49, day -163</text:p>
      <text:p text:style-name="Normal">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Normal">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Normal">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Normal">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Normal">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Normal">So, I believe speed is important, in everything, and it should be worked on. And thankfully, I’m trying to improve my speed in all the areas where I can improve it.</text:p>
      <text:p text:style-name="Normal">Alright, that’s quite enough for today. Let’s go to sleep now. It seems we aren’t used to being up this late anymore. How quickly the body’s clock changes. See you tomorrow.</text:p>
      <text:p text:style-name="Normal">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Normal"/>
      <text:p text:style-name="Normal">•••</text:p>
      <text:p text:style-name="Normal">Thursday 13th of March 2025, 23:29, day -164</text:p>
      <text:p text:style-name="Normal">It’s always a couple of things that I want to talk about. No, let’s not let confirmation bias run its course. It just so happens that this was the case for two days in a row. Besides, today’s topics are intertwined.</text:p>
      <text:p text:style-name="Normal">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Normal">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Normal">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Normal">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Normal">Me, I don’t know. Not yet, anyway. With that in mind, the best course of action is to use softmax on my beliefs. And since I lack empirical proof for my beliefs, I gotta lower their probability.</text:p>
      <text:p text:style-name="Normal">How interesting, applying softmax just now got me to dissociate the second topic from the first. Let’s get to it, then go to sleep. I’m tired.</text:p>
      <text:p text:style-name="Normal">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Normal">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Normal">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Normal">My answer right now is the same as earlier: beats me. I’ll simply live my life, making the choice I deem best. What comes comes.</text:p>
      <text:p text:style-name="Normal"/>
      <text:p text:style-name="Normal">Anyway, we put all of this aside now, because tomorrow, we write.</text:p>
      <text:p text:style-name="Normal">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Normal">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Normal">Alright, it’s extremely late now, let’s go to sleep.</text:p>
      <text:p text:style-name="Normal"/>
      <text:p text:style-name="Normal">•••</text:p>
      <text:p text:style-name="Normal">Friday 14th of March 2025, 23:40, day -165</text:p>
      <text:p text:style-name="Normal">Some things, especially psychological ones, are only as bad as I make them out to be. I was assaulted quite regularly by temptation today. In fact, yesternight, in my dreams, I gave in to it. The vow should be broken then, right?</text:p>
      <text:p text:style-name="Normal">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Normal">The only way to become stronger is by being stronger. And I will do just that. In the face of any and all adversity, I will conquer.</text:p>
      <text:p text:style-name="Normal">Don’t go exaggerating now, but this is the spirit. This is the way to growth.</text:p>
      <text:p text:style-name="Normal">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Normal">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Normal">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Normal">Actually, it might be. That might be it. Let’s try and do that tomorrow, then. If you can write. We’ll be a bit sleep-deprived. And I need you to rest.</text:p>
      <text:p text:style-name="Normal">I will. One last thing: I reread the chapter I just finished, and I could look at it somewhat objectively. I was capable of finding things that I didn’t like, things that I thought needed improvement. I believe that’s a good sign. That’s all. See you tomorrow.</text:p>
      <text:p text:style-name="Normal"/>
      <text:p text:style-name="Normal">•••</text:p>
      <text:p text:style-name="Normal">Sunday 16th of March 2025, 00:13, day -166</text:p>
      <text:p text:style-name="Normal">I’ve come to the realisation that the entries have been too long lately. Plus, I need sleep anyway.</text:p>
      <text:p text:style-name="Normal">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Normal">“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Normal">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Normal">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Normal">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Normal">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Normal">So, tomorrow, I want to do just that. I’ll have to review the entire chapter and make the necessary adjustments. Goodnight now.</text:p>
      <text:p text:style-name="Normal"/>
      <text:p text:style-name="Normal">•••</text:p>
      <text:p text:style-name="Normal">Monday 17th of March 2025, 01:26, day -167</text:p>
      <text:p text:style-name="Normal">I guess this actually is my limit. There’s no shame in admitting that, I’m just unsure whether that’s actually the case. Let’s write this somewhere better. Here is better.</text:p>
      <text:p text:style-name="Normal">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text:span text:style-name="T1">only because I deem my current level of self-mastery sufficient. </text:span>It’s nowhere near where I want it to be, but it’s good enough to not need the highest of priorities anymore. It is still higher than uni though.</text:p>
      <text:p text:style-name="Normal">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Normal">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Normal">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Normal"/>
      <text:p text:style-name="Normal">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Normal">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Normal"/>
      <text:p text:style-name="Normal">•••</text:p>
      <text:p text:style-name="Normal">Monday 17th of March 2025, 21:54, day -168</text:p>
      <text:p text:style-name="Normal">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Normal">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Normal">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Normal">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Normal"/>
      <text:p text:style-name="Normal">•••</text:p>
      <text:p text:style-name="Normal">Tuesday 18th of March 2025, 23:00, day -169</text:p>
      <text:p text:style-name="Normal">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Normal">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Normal">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Normal">Where did humility go, I wonder?</text:p>
      <text:p text:style-name="Normal">You’re right, I’m counting my chickens before their grandparents have even hatched. Still, it’s because I see those dreams, because I imagine them, because i imagine myself living them that I want to make them true.</text:p>
      <text:p text:style-name="Normal">So, I’ll keep my imagination in check. In moderation.</text:p>
      <text:p text:style-name="Normal">I’m tired. See you tomorrow.</text:p>
      <text:p text:style-name="Normal"/>
      <text:p text:style-name="Normal">•••</text:p>
      <text:p text:style-name="Normal">Wednesday 19th of March 2025, 23:01, day -170</text:p>
      <text:p text:style-name="Normal">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Normal">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Normal"/>
      <text:p text:style-name="Normal">•••</text:p>
      <text:p text:style-name="Normal">Thursday 20th of March 2025, 23:15, day -171</text:p>
      <text:p text:style-name="Normal">A two-headed dragon. That is the image I’ve associated to the two flows: a two-headed dragon. Taming it will take time, patience, effort, and much more. But once you do tame it, it’s a two-headed dragon at your command.</text:p>
      <text:p text:style-name="Normal">The use of an image is very useful to someone like me. I’ve always been the dreamy kind, and this metaphor will serve to keep the concept in my mind, not to mention it will help me visualise fighting either or both of the heads.</text:p>
      <text:p text:style-name="Normal">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Normal">Enough of that subject. You’re growing. You’re becoming more of an adult, more daring, more... Proactive. More willing to bear responsibilities that past us would have avoided. I like that. Keep it up.</text:p>
      <text:p text:style-name="Normal">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Normal">Oh, by the way, it has come to my attention that we struggle to get anything done at 1500, and we really only get started hours later. Investigate that, when our brain is uh... In a better state. For now, good night. See you tomorrow.</text:p>
      <text:p text:style-name="Normal"/>
      <text:p text:style-name="Normal">•••</text:p>
      <text:p text:style-name="Normal">Friday 21rst of March 2025, 21:31, day -172</text:p>
      <text:p text:style-name="Normal">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Normal">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Normal">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Normal">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Normal"/>
      <text:p text:style-name="Normal">•••</text:p>
      <text:p text:style-name="Normal">Sunday 23rd of March 2025, 04:01, day -173</text:p>
      <text:p text:style-name="Normal">I’ll report everything tomorrow.</text:p>
      <text:p text:style-name="Normal"/>
      <text:p text:style-name="Normal">•••</text:p>
      <text:p text:style-name="Normal">Sunday 23rd of March 2025, 21:27, day -173</text:p>
      <text:p text:style-name="Normal">Lesson 1: if it isn’t broken, don’t fix it. I should find a way to drill that into this thick skull of mine. As promised, let me talk about yesterday.</text:p>
      <text:p text:style-name="Normal">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text:span text:style-name="T1">if something isn’t broken, don’t fix it. </text:span>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Normal">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Normal">Ah... I see what it was. I was looking to make tweaks. I wanted to minmax it, and made changes to it?</text:p>
      <text:p text:style-name="Normal">No, that’s not it. What’s happening right now is a very common mistake I make: I tunnel-vision on a single argument, on a single point I want to make. And I fail to be objective. In this case, there’s a chance that the schedule was <text:span text:style-name="T1">not</text:span> working. More precisely, whether the schedule works or not depends entirely upon me. Past me might have been trying to make adjustments so that making it work became easier.</text:p>
      <text:p text:style-name="Normal">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Normal">Alright. There’s one more thing I thought about yesternight.</text:p>
      <text:p text:style-name="Normal">I do have a backbone. I do have a reason to fight.</text:p>
      <text:p text:style-name="Normal">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Normal">It’s a weak backbone, it’s a vague reason, but it is what I have. it will be up to me to make it strong, as strong as the strongest backbone can be.</text:p>
      <text:p text:style-name="Normal"/>
      <text:p text:style-name="Normal">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Normal"/>
      <text:p text:style-name="Normal">•••</text:p>
      <text:p text:style-name="Normal">Monday 24th of March 2025, 22:3, day -174</text:p>
      <text:p text:style-name="Normal">Let me tell you the story of of my latest and greatest fuckups.</text:p>
      <text:p text:style-name="Normal">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Normal">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Normal">And so, strong with this new knowledge and just having tasted bitter defeat, do you know what I did this afternoon? I masturbated again. For no good reason. Fortunately I’m not the type to despair, but... I did want to kill myself a little.</text:p>
      <text:p text:style-name="Normal">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Normal">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ext:span text:style-name="T5">the periods of my life that I consider good are the ones when I work out properly.</text:span>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text:span text:style-name="T1">working out now has the same priority as writing.</text:span> Well, theoretical priority, we’ll see what you make of it in practice. But there’s a chance that giving writing a dancing partner, and treating that dancing partner with its due discipline will cause me to also treat writing with the same respect.</text:p>
      <text:p text:style-name="Normal">On a different note, I hope to never masturbate or give in to lust ever again in life. I wish to do that. And it is entirely up to me to see that wish through.</text:p>
      <text:p text:style-name="Normal">As promised, here’s the conversation I had with myself earlier, I’m going to sleep now, see you tomorrow:</text:p>
      <text:p text:style-name="Normal">“So clearly the situation is critical. When was the last time we suffered such a series of defeats? Something’s changed about us, and not in the right way. Something’s wrong with me.</text:p>
      <text:p text:style-name="Normal">I need to change. I do not know why these two days just happened, but they’re the worst defeats in recent memory. I do not know why they happened. Why did I lose twice like that? Why? I must have grown softer, weaker.</text:p>
      <text:p text:style-name="Normal"/>
      <text:p text:style-name="Normal">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Normal">Another part of me tells me that this is also part of who we are. This weakness is part of us, it just didn’t manifest until now. That’s... The likeliest possibility.</text:p>
      <text:p text:style-name="Normal">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Normal">I see. We were flying high, and now we’re falling. Now, we’re falling.</text:p>
      <text:p text:style-name="Normal">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Normal"/>
      <text:p text:style-name="Normal">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Normal">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Normal">Stronger. Stronger. Stronger. Unreasonably strong. Impossibly strong.</text:p>
      <text:p text:style-name="Normal">If I am to become unreasonably strong, unbelievably strong, then I have to do unreasonable things. Unreasonably impossible things. I have to do impossible things in order to become impossibly strong.”</text:p>
      <text:p text:style-name="Normal"/>
      <text:p text:style-name="Normal">•••</text:p>
      <text:p text:style-name="Normal">Tuesday 25th of March 2025, 21:47, day -175</text:p>
      <text:p text:style-name="Normal">A good day. This is the kind of thing we should be doing. We don’t strive for perfection, that’s counterproductive. Instead, whatever happens, we do our best. Whatever happens, we do our best.</text:p>
      <text:p text:style-name="Normal"/>
      <text:p text:style-name="Normal">•••</text:p>
      <text:p text:style-name="Normal">Wednesday 26th of March 2025, 23:12, day -176</text:p>
      <text:p text:style-name="Normal">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Normal">We could go on forever, but let’s end it here. I will add that I am making an effort to improve my casual writing; train like you fight, fight like you train. I also want to imbue every last sentence I write with meaning, when I’ll write.</text:p>
      <text:p text:style-name="Normal">Can’t be helped, I’ll say just a little more: how can I make it so that I can write everyday? I wish to ponder that question, under better circumstances. Let’s not ruin tomorrow by lingering here too long.</text:p>
      <text:p text:style-name="Normal"/>
      <text:p text:style-name="Normal">•••</text:p>
      <text:p text:style-name="Normal">Thursday 27th of March 2025, 23:35, day -177</text:p>
      <text:p text:style-name="Normal">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Normal">I want to see if I don’t actually need rest, if a burnout can be thwarted by sheer willpower. No, I know it can be, what I need to find out is whether I have the strength to do that myself.</text:p>
      <text:p text:style-name="Normal">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Normal">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Normal">Oh, and since it’s sacred, I also worked out. Fought like a demon. A good day, today. See you tomorrow. Keep doing your best.</text:p>
      <text:p text:style-name="Normal"/>
      <text:p text:style-name="Normal">•••</text:p>
      <text:p text:style-name="Normal">Friday 28th of March 2025, 22:55, day -178</text:p>
      <text:p text:style-name="Normal">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Normal"/>
      <text:p text:style-name="Normal">•••</text:p>
      <text:p text:style-name="Normal">Sunday 30th of March 2025, 00:27, day -179</text:p>
      <text:p text:style-name="Normal">I’ve come to understand something about my writing yesternight, and I also noticed a bad habit of mine today. Let’s consider the points in chronological order.</text:p>
      <text:p text:style-name="Normal">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Normal">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Normal"/>
      <text:p text:style-name="Normal">Story-telling can be broken down into three phases, and it can be very-much likened to a journey:</text:p>
      <text:p text:style-name="Normal">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text:span text:style-name="T1">“having something you want to convey.” </text:span>It can be a story, but it can also be an emotion —perhaps your pain or your rage— like it can be an idea you want to share; it can be anything that matches this generic definition.</text:p>
      <text:p text:style-name="Normal">2. Designing a trajectory. This phase consists in strategising, in <text:span text:style-name="T1">creating a path to reach the destination</text:spa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Normal">3. Walking your path. If the second phase was designing a strategy, this phase consists in using tactics. This is the most fun part of writing, because <text:span text:style-name="T1">this is the phase where you actually put pen to paper</text:span>. This is the part where you actually write, this is the part where you move from point A to point B, then from B to C and so on.</text:p>
      <text:p text:style-name="Normal"/>
      <text:p text:style-name="Normal">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Normal">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Normal">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Normal">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Normal">My approach of “writing by writing” is a personal perfect fit for phase 3. Furthermore, I can leave phase 1 to my personality, ideals, dreams and the whole shebang. But by “trying really hard”, I was trying to use a tool that should be used for phase 2, for phase 3.</text:p>
      <text:p text:style-name="Normal">Let’s go down another line of thought, why don’t we?</text:p>
      <text:p text:style-name="Normal">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Normal">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Normal">I think I need to repeat this, for my own sake. “If I want to try hard at writing, I have to hone my planning skills.” “If i want to try hard at writing, I have to hone my planning skills.” “If I want to try hard at writing, I have to hone my planning skills.”</text:p>
      <text:p text:style-name="Normal"/>
      <text:p text:style-name="Normal">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text:span text:style-name="T2">not</text:span> start writing an entry at 00:30. My time has been consumed by YouTube, so I’ve installed a control app that hopefully helps me keep in check how much attention I throw out the window. That’s all for today, see you tomorrow.</text:p>
      <text:p text:style-name="Normal"/>
      <text:p text:style-name="Normal">•••</text:p>
      <text:p text:style-name="Normal">Sunday 30th of March 2025, 22:45, day -180</text:p>
      <text:p text:style-name="Normal">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Normal">In trying to apply phase 2, I once again rediscovered how I could be playing God for my characters, and subsequently and surprisingly, that God could be the one asking for forgiveness. You have the details in one of the files I added today.</text:p>
      <text:p text:style-name="Normal">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Normal">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Normal">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Normal">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Normal">At first, I was considering playing Wuthering Waves instead of sleeping, but, well, it’s a stupid idea. I’ll need all the sleep I can get my hands on. Good night, see you tomorrow. Oh, and do keep a cool head at all times, don’t let your emotions overwhelm you. Cheers.</text:p>
      <text:p text:style-name="Normal"/>
      <text:p text:style-name="Normal">•••</text:p>
      <text:p text:style-name="Normal">Monday 31st of March 2025, 22:36, day -181</text:p>
      <text:p text:style-name="Normal">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Normal">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Normal"/>
      <text:p text:style-name="Normal">•••</text:p>
      <text:p text:style-name="Normal">Wednesday 2nd of April 2025, 03:09, day -182</text:p>
      <text:p text:style-name="Normal">I’m weak. I wish this were an April fool’s joke, but I’m just weak. I masturbated again. Right now is probably a terrible time to try and be objective. I’ll speak about this tomorrow.</text:p>
      <text:p text:style-name="Normal"/>
      <text:p text:style-name="Normal">•••</text:p>
      <text:p text:style-name="Normal">Wednesday 2nd of April 2025, 22:46, day -183</text:p>
      <text:p text:style-name="Normal">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text:span text:style-name="T1">I ought to think things through.</text:span> A greedy algorithm can easily be shown to not guarantee optimality; it is therefore sub-optimal by default. So, unless I’m fine living my life knowing I’m not doing my best, I should change ways.</text:p>
      <text:p text:style-name="Normal">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Normal">“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Normal"/>
      <text:p text:style-name="Normal">•••</text:p>
      <text:p text:style-name="Normal">Thursday 3rd of April 2025, 22:43, day -184</text:p>
      <text:p text:style-name="Normal">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Normal">Sacrifices... Risks... I wish to avoid them. I wish to avoid face-planting into the ground. I dislike it, it hurts. And yet, I believe these words are true. Those who can’t make sacrifices won’t change anything. I’ve mentioned it before, haven’t I? Somewhere, somewheres.</text:p>
      <text:p text:style-name="Normal">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Normal">I’m weak. How do I become strong? Not just strong of will, but also strong of command, strong of choice. I want to be strong in everything that matters to me.</text:p>
      <text:p text:style-name="Normal">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Normal">Our intent is to balance writing and university. The situation is very similar to what happened some two months back: an upcoming exam; the same upcoming exam, and need for time.</text:p>
      <text:p text:style-name="Normal">We have three days starting tomorrow to study. The next three days are theoretically assigned to writing, but it’s about damn time we start using this brain of ours. What we have to sacrifice isn’t the exam or writing: it’s ourselves.</text:p>
      <text:p text:style-name="Normal">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text:span text:style-name="T2">create</text:span>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Normal"/>
      <text:p text:style-name="Normal">•••</text:p>
      <text:p text:style-name="Normal">Saturday 5th of March 2025, 00:40, day -185</text:p>
      <text:p text:style-name="Normal">Not bad, but not great. No plan survives contact with the enemy, therefore it is crucial to be able to re-enter phase 2 once the pre-established planned is deemed unfeasible. You did that. Didn’t turn out that bad. Could have turned out better.</text:p>
      <text:p text:style-name="Normal">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Normal"/>
      <text:p text:style-name="Normal">•••</text:p>
      <text:p text:style-name="Normal">Sunday 6th of march 2025, 04:40, day -186</text:p>
      <text:p text:style-name="Normal">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Normal"/>
      <text:p text:style-name="Normal">•••</text:p>
      <text:p text:style-name="Normal">Sunday 6th of April 2025, 23:20, day -187</text:p>
      <text:p text:style-name="Normal">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Normal">“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Normal">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Normal">I have a lot of work to do, and I’m not sure whether I’ll be in a state or position to do the exam tomorrow. But I will not cower. I will not cower before my tasks, I will not buckle under the weight of my responsibilities and my choices. Let’s get to work.</text:p>
      <text:p text:style-name="Normal"/>
      <text:p text:style-name="Normal">•••</text:p>
      <text:p text:style-name="Normal">Tuesday 8th of April 2025, 01:44, day -188</text:p>
      <text:p text:style-name="Normal">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Normal">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Normal">But you know what? I just saw a clip from a movie called “Whiplash”. And I realised that I needed some ruthlessness. I need to be ruthless towards myself, in order to truly “do my best”.</text:p>
      <text:p text:style-name="Normal">And so, no matter the excuse, today’s first defeat is an absolute and total fuck up on our part, b ut it was understandable. But, using it as an excuse to allow myself to masturbate? Yeah, that’s understandable too, but it’s not acceptable.</text:p>
      <text:p text:style-name="Normal">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Normal">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Normal">Isayama. You display tremendous storytelling capabilities. I wish to reach your level one day, and surpass it.</text:p>
      <text:p text:style-name="Normal"/>
      <text:p text:style-name="Normal">•••</text:p>
      <text:p text:style-name="Normal">Wednesday 9th of April 2025, 01:18, day -189</text:p>
      <text:p text:style-name="Normal">That should be more than enough rest. Although, “rest” is the wrong word. More like... Letting loose.</text:p>
      <text:p text:style-name="Normal">Will life be the same after this? Or will I be able to push myself further? Time will tell.</text:p>
      <text:p text:style-name="Normal"/>
      <text:p text:style-name="Normal">•••</text:p>
      <text:p text:style-name="Normal">Thursday 10th of April 2025, 01:41, day -190</text:p>
      <text:p text:style-name="Normal">It would seem that my lack of sleep is a vicious cycle. However, I’ve come to the conclusion that I have to become strong enough to pull myself out of it without throwing away a full day. I want to try to do that tomorrow, but I can’t guarantee anything.</text:p>
      <text:p text:style-name="Normal">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Normal">And after every time, I have to rebuild those from scratch. That’s what it feels like.</text:p>
      <text:p text:style-name="Normal">And sometimes, I can’t help but wonder: where would I be now if I’d had the strength to never hit that reset button? But I know. The best time to plant a tree was twenty years ago. The second best time is now.</text:p>
      <text:p text:style-name="Normal">It was never about masturbation. It was always about me. See you tomorrow.</text:p>
      <text:p text:style-name="Normal"/>
      <text:p text:style-name="Normal">•••</text:p>
      <text:p text:style-name="Normal">Thursday 10th of April 2025, 23:12, day -191</text:p>
      <text:p text:style-name="Normal">The consequences of my messed up sleep schedule is carrying on further than anticipated.</text:p>
      <text:p text:style-name="Normal">Shit, can’t even speak properly. In any case, I need sleep. I think I’ll go get it now. Good night. Tomorrow.</text:p>
      <text:p text:style-name="Normal"/>
      <text:p text:style-name="Normal">•••</text:p>
      <text:p text:style-name="Normal">Saturday 12th of April 2025, 00:05, day -192</text:p>
      <text:p text:style-name="Normal">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Normal">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Normal">I want to be strong. One of the things I’ll try tomorrow is enforcing strict focus. Denying access to anything unrelated to writing. Okay, see you tomorrow.</text:p>
      <text:p text:style-name="Normal">Oh. I want to save this throwaway file’s content. Today’s.</text:p>
      <text:p text:style-name="Normal">“Someone’s forgotten how to think. Should we drink coffee on a regular basis?</text:p>
      <text:p text:style-name="Normal">You little bitch. Take the pain. Take the fatigue. Accept it.</text:p>
      <text:p text:style-name="Normal"/>
      <text:p text:style-name="Normal">Or... Not. Doesn’t change the fact that you’re a little bitch for wavering. However, let’s be kinder. Yeah, it’s really as I thought. Seeing other people’s art makes me want to make my own.</text:p>
      <text:p text:style-name="Normal"/>
      <text:p text:style-name="Normal">Well well well... Look at you, what excuses did you come up with this time?</text:p>
      <text:p text:style-name="Normal">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Normal">You ask why, but you know the answer. We did not fight. We did not try. No, we did try a little. “A little,” that was never gonna cut it. “What the fuck was I thinking,” “How did we lose all this time,” yeah, we know at least half the answer. Weakness.</text:p>
      <text:p text:style-name="Normal">But you know that boiling it down to a vague point like that serves only to make us weaker, ironically. We’re not doing propaganda for our ideals here, so cut the crap and tell me exactly what went wrong. What you think went wrong.</text:p>
      <text:p text:style-name="Normal">I really think we’re having a hard time adjusting to a coffee-less life. We did try, but at some point our mind gave up, and we <text:span text:style-name="T1">did not </text:span>realise it.</text:p>
      <text:p text:style-name="Normal">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Normal"/>
      <text:p text:style-name="Normal">Since there isn’t really a choice here, as far as our ideals are concerned, let’s explore what’s going to happen, let’s prepare for it.</text:p>
      <text:p text:style-name="Normal">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Normal">First of all, we can try enforcing strict focus, where for a given period of time, everything except for writing is off-limits.</text:p>
      <text:p text:style-name="Normal">A capsule. Strict focus is forcibly enforced... That’s an interesting idea... For a few hours, we are restricted to only a few choices. Sigh, this wouldn’t be a problem if I loved writing.</text:p>
      <text:p text:style-name="Normal">So because I don’t love writing, I hate myself? A strange logic, you’ll admit. In any case, as it’s better late than never, let’s try and get a couple more words in.</text:p>
      <text:p text:style-name="Normal"/>
      <text:p text:style-name="Normal">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Normal">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Normal"/>
      <text:p text:style-name="Normal">Something like this? This isn’t bad.</text:p>
      <text:p text:style-name="Normal"/>
      <text:p text:style-name="Normal">Urgh... I guess this isn’t good either.</text:p>
      <text:p text:style-name="Normal">Let’s take this somewhere else.”</text:p>
      <text:p text:style-name="Normal"/>
      <text:p text:style-name="Normal">•••</text:p>
      <text:p text:style-name="Normal">Sunday 13th of April 2025, 04:13, day -193</text:p>
      <text:p text:style-name="Normal">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Normal">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Normal">Also, I have to say: Camellya is the Hu Tao I never managed to pull. And for that, I’m grateful. Man it feels good to see big numbers.</text:p>
      <text:p text:style-name="Normal">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Normal">Alright, that’s quite enough. Time to sleep now. And, good job today. You’ve done such a good job I’m more than willing to overlook the fact it’s four thirty AM now. See ya.</text:p>
      <text:p text:style-name="Normal"/>
      <text:p text:style-name="Normal">•••</text:p>
      <text:p text:style-name="Normal">Sunday 13th of April 2025, 23:09, day -194</text:p>
      <text:p text:style-name="Normal">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Normal"/>
      <text:p text:style-name="Normal">•••</text:p>
      <text:p text:style-name="Normal">Monday 14th of April 2025, 21:26, day -195</text:p>
      <text:p text:style-name="Normal">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Normal">I’ve changed my mind on ambition. It’s a core part of passion, is my current opinion. So, I’ve decided. I’ll become the best writer mankind has ever seen.</text:p>
      <text:p text:style-name="Normal">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Normal">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text:span text:style-name="T1">I’ll become my ideal, or die dreaming. </text:span>Good night.</text:p>
      <text:p text:style-name="Normal"/>
      <text:p text:style-name="Normal">•••</text:p>
      <text:p text:style-name="Normal">Tuesday 15th of April 2025, 21:45, day -196</text:p>
      <text:p text:style-name="Normal">One hour every morning. One hour every morning. Every day, I have to work on the project one hour every morning. I don’t just want money, I need it. And to get it, I need discipline.</text:p>
      <text:p text:style-name="Normal">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Normal">Gotta say though, discovering that Kobe slept three to four hours for most of his career is... I’ve got a very long way to go. Mentally, I am so much weaker than he ever was. How did he even... But I know how.</text:p>
      <text:p text:style-name="Normal">How little sleep can I get away with? Not just that, I <text:span text:style-name="T1">have </text:span>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Normal"/>
      <text:p text:style-name="Normal">•••</text:p>
      <text:p text:style-name="Normal">Wednesday 16th of April 2025, 21:46, day -197</text:p>
      <text:p text:style-name="Normal">Two very different topics, today. One’s Hololive, the other’s self-mastery. I have to go to sleep early, so let’s make this concise.</text:p>
      <text:p text:style-name="Normal">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Normal">Shit, I’m tired. But that’s merely the price to pay for today’s choices, and I’ll gladly pay it. So, what happened today? Good choices happened.</text:p>
      <text:p text:style-name="Normal">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Normal">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Normal">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Normal">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Normal">Alright, we still got a long way to go, but I’m gaining more and more confidence in my writing, and now, unlike back in December ‘22, I actually know what I’m doing. Oh, by the way, at some point I’ll need to talk about phase 2.5. At some point. For now, good night.</text:p>
      <text:p text:style-name="Normal"/>
      <text:p text:style-name="Normal">•••</text:p>
      <text:p text:style-name="Normal">Thursday 17th of April 2025, 22:38, day -198</text:p>
      <text:p text:style-name="Normal">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Normal">Still, “fuck Windows” is too extreme a reaction, too uncontrolled. I understand your dissatisfaction, but keep yourself in check. Keep your emotions in check.</text:p>
      <text:p text:style-name="Normal">I also want to attempt something: waking up at 6am, but having a nap in the afternoon. This will work if an only if I do wake up at 6am, then don’t waste my time in the morning. I have to be strong, and get up when the alarm clock says it’s time to get up.</text:p>
      <text:p text:style-name="Normal">I have to be strong, and face my demons and whatever ghost gets in my way. I want to stand atop human art. That’s an interesting idea... If only we had one more life to chase it. But no, not art in general. We aim for a specific art. I want to stand atop writing.</text:p>
      <text:p text:style-name="Normal">And yet, what’s done is done. You’ve planted a seed unknowingly. “To master art.” I have a feeling. I am unlikely to be the one to do that. This seed will germinate in someone else. The one who will stand atop all arts.</text:p>
      <text:p text:style-name="Normal">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Normal">“The one who stands atop all art*.”</text:p>
      <text:p text:style-name="Normal">*<text:span text:style-name="T4">except for writing.</text:span></text:p>
      <text:p text:style-name="Normal">Yeah, yeah that sounds good. Let’s ruin their title. Let’s have a fight across space and time. But make no mistake, I am not the challenger. You are.</text:p>
      <text:p text:style-name="Normal"/>
      <text:p text:style-name="Normal">•••</text:p>
      <text:p text:style-name="Normal">Friday 19th of April 2025, 22:16, day -199</text:p>
      <text:p text:style-name="Normal">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Normal">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Normal">That’s not a question for now. Now, we have to go to sleep. And, think about our style. Our writing style. Pacing and repetition. The former is my most glaring weakness, the latter becomes more obvious the more I write. Goodnight.</text:p>
      <text:p text:style-name="Normal"/>
      <text:p text:style-name="Normal">•••</text:p>
      <text:p text:style-name="Normal">Sunday 21st of April 2025, 00:49, day -200</text:p>
      <text:p text:style-name="Normal">I have to stand up for myself. Stand up to myself, to others, to circumstances, to whatever is trying to get in my way, in the way of mastery and self-mastery. I nearly missed today’s entry because I didn’t.</text:p>
      <text:p text:style-name="Normal">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Normal"/>
      <text:p text:style-name="Normal">•••</text:p>
      <text:p text:style-name="Normal">Monday 22nd of April 2025, 00:16, day -201</text:p>
      <text:p text:style-name="Normal">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Normal">Still, I’m liable to fall asleep at any moment. I’ll call it a day. See ya.</text:p>
      <text:p text:style-name="Normal"/>
      <text:p text:style-name="Normal">•••</text:p>
      <text:p text:style-name="Normal">Monday 21st of April 2025, 22:15, day -202</text:p>
      <text:p text:style-name="Normal">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Normal">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Normal">I’ve got to keep on paying attention to what I’m doing wrong, and try to come up with ways to do better. As long as I live, I’ll keep on trying to become my ideal self, no matter how many times I fail, how many times I fall. Good night.</text:p>
      <text:p text:style-name="Normal"/>
      <text:p text:style-name="Normal">•••</text:p>
      <text:p text:style-name="Normal">Tuesday 22nd of April 2025, 23:55, day -203</text:p>
      <text:p text:style-name="Normal">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Normal">I don’t know what to do now, though. “</text:p>
      <text:p text:style-name="Normal">Congratulations. We’ve been writing a lot. I want you to keep this up. No… I want more. Kobe Bryant worked so much harder, so much more than I am working. If am ever to become the best, I have to do more. A lot more. Good night. See you tomorrow.</text:p>
      <text:p text:style-name="Normal"/>
      <text:p text:style-name="Normal">•••</text:p>
      <text:p text:style-name="Normal">Thursday 24th of April 2025, 01:06, day -204</text:p>
      <text:p text:style-name="Normal">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Normal">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Normal"/>
      <text:p text:style-name="Normal">…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Normal">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Normal">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Normal">I just killed my external motivator, but it wasn’t a complete lie. I do want to make my stories the best I can make them.</text:p>
      <text:p text:style-name="Normal">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Normal">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Normal"/>
      <text:p text:style-name="Normal">•••</text:p>
      <text:p text:style-name="Normal">Thursday 24th of April 2025, 21:13, day -205</text:p>
      <text:p text:style-name="Normal">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Normal"/>
      <text:p text:style-name="Normal">&lt;Ah...&gt;</text:p>
      <text:p text:style-name="Normal">&lt;Perhaps I like using these brackets.&gt;</text:p>
      <text:p text:style-name="Normal">&lt;What do you call them?&gt;</text:p>
      <text:p text:style-name="Normal">&lt;We ought to write. What shall we do?&gt;</text:p>
      <text:p text:style-name="Normal">&lt;A strange question, shouldn’t we write?&gt;</text:p>
      <text:p text:style-name="Normal">&lt;Indeed... I see, I’m experiencing fatigue from lack of sleep. That’s something I should work to overcome.&gt;</text:p>
      <text:p text:style-name="Normal">&lt;So... Pacing. It’s our greatest weakness, the one thing we can’t seem to be able to control.&gt;</text:p>
      <text:p text:style-name="Normal">&lt;I’m dead, but I’m alive. I’m feeling tired, but I know I can work. I have to put my mind to it. Yes, it starts with posture, but that’s just the beginning. Now comes the choices. What do we do? We put in the work.&gt;</text:p>
      <text:p text:style-name="Normal">&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Normal">&lt;Still, it was a good idea to analyse our own style, or rather, to think that the source of our slow pacing is our style. How do you propose we fix that?&gt;</text:p>
      <text:p text:style-name="Normal">&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Normal">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Normal">&lt;Understood, then we shall do just that. Although, before that, did you know that I’m dying? I’d like some form of help somehow, is willpower the only thing we have to counter our fatigue?&gt;</text:p>
      <text:p text:style-name="Normal">&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Normal">&lt;Let’s get to work.&gt;</text:p>
      <text:p text:style-name="Normal">&lt;My codename is Harmony. Hello.&gt;</text:p>
      <text:p text:style-name="Normal">＜言ったはずだ。今なら修正はしないほうが良い。＞</text:p>
      <text:p text:style-name="Normal"/>
      <text:p text:style-name="Normal">Good night, see you tomorrow.</text:p>
      <text:p text:style-name="Normal"/>
      <text:p text:style-name="Normal">•••</text:p>
      <text:p text:style-name="Normal">Saturday 26th of April 2025, 04:14, day -206</text:p>
      <text:p text:style-name="Normal">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Normal"/>
      <text:p text:style-name="Normal">•••</text:p>
      <text:p text:style-name="Normal">Saturday 26th of April 2025, 23:22, day -207</text:p>
      <text:p text:style-name="Normal">またね、しおん！ Have a nice life!</text:p>
      <text:p text:style-name="Normal">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Normal">Since I clearly like to play Wuwa and will use any to boot it, I’ve decided that I’ll play it exclusively on Fridays and Sundays.</text:p>
      <text:p text:style-name="Normal">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Normal"/>
      <text:p text:style-name="Normal">•••</text:p>
      <text:p text:style-name="Normal">Monday 28th of April 2025, 03:43, day -208</text:p>
      <text:p text:style-name="Normal">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Normal">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Normal">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Normal">Sacrifices. What am I willing to sacrifice... We’ll see. You’ll show me.</text:p>
      <text:p text:style-name="Normal"/>
      <text:p text:style-name="Normal">•••</text:p>
      <text:p text:style-name="Normal">Monday 28th of April 2025, 23:20, day -209</text:p>
      <text:p text:style-name="Normal">Got invited to a boxing gym by a friend. Went there. Barely survived. Haven’t trained properly in a long time. No stamina. But... I barely survived. I have to try harder. I have to approach death, if that’s what it takes.</text:p>
      <text:p text:style-name="Normal">Isn’t that an exaggeration?</text:p>
      <text:p text:style-name="Normal">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Normal">Let’s go to sleep. See you tomorrow.</text:p>
      <text:p text:style-name="Normal"/>
      <text:p text:style-name="Normal">•••</text:p>
      <text:p text:style-name="Normal">Tuesday 29th of April 2025, 00:39, day -210</text:p>
      <text:p text:style-name="Normal">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Normal">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Normal">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Normal">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Normal">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Normal">Two days. I give you two days to make reckless choices in the name of our future. You’ve got two days to show me you can fight. Two days to show me how hard you fight. You fail that, we change paths.</text:p>
      <text:p text:style-name="Normal"/>
      <text:p text:style-name="Normal">•••</text:p>
      <text:p text:style-name="Normal">Wednesday 30th of April 2025, 23:24, day -211</text:p>
      <text:p text:style-name="Normal">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Normal">Anyway, I’m going back to the basics. Dropping everything else. University, writing, that’s all I’ll focus on. The hope is that I’ll grow as I do that, and become capable of adding more stuff on top, eventually.</text:p>
      <text:p text:style-name="Normal">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Normal">And me. My name is harmony. I... Wish for something I can’t describe. Beyond happiness, beyond glory, beyond fulfilment. I want... What do I want? I have to become the best, and at this rate, that’s a dream within a dream. harmony. That’s my name.</text:p>
      <text:p text:style-name="Normal"/>
      <text:p text:style-name="Normal">•••</text:p>
      <text:p text:style-name="Normal">Thursday 1st of May 2025, 22:49, day -212</text:p>
      <text:p text:style-name="Normal">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text:span text:style-name="T1">have </text:span>to wake up early in the morning. But it also means we <text:span text:style-name="T1">have</text:span> to nap in the afternoon. Not rest, <text:span text:style-name="T1">nap.</text:span> Fuck all of your excuses and pathetic feelings. You have to be disciplined. We’re waking up at 6am. If you don’t, I’ll really be tempted to kill you.</text:p>
      <text:p text:style-name="Normal">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Normal">Still, what you said above is grounded in truth. we really are flirting with self-hatred right now. Do your best to wake up at 6am, and take a nap in the afternoon. This is so that we can study in the morning, so don’t forget to do that. Go to sleep now.</text:p>
      <text:p text:style-name="Normal"/>
      <text:p text:style-name="Normal">•••</text:p>
      <text:p text:style-name="Normal">Friday 2nd of may 2025, 22:26, day -213</text:p>
      <text:p text:style-name="Normal">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Normal">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Normal"/>
      <text:p text:style-name="Normal">•••</text:p>
      <text:p text:style-name="Normal">Saturday 3rd of May 2025, 22:40, day -214</text:p>
      <text:p text:style-name="Normal">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Normal">Oh... I forgot. Let me paste this right here, an excerpt from today’s throwaway.</text:p>
      <text:p text:style-name="Normal">“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Normal"/>
      <text:p text:style-name="Normal">•••</text:p>
      <text:p text:style-name="Normal">Sunday 4th of May 2025, 22:04, day -215</text:p>
      <text:p text:style-name="Normal">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Normal"/>
      <text:p text:style-name="Normal">•••</text:p>
      <text:p text:style-name="Normal">Monday 5th of May 2025, 22:00, day -216</text:p>
      <text:p text:style-name="Normal">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Normal">... And what I imagine isn’t what I want. Works of the mind are different from works of the body. Rest is actually necessary. I need to maximise writing time, and for that, I need rest. Proper rest. Meaning, go to sleep now, and fight later.</text:p>
      <text:p text:style-name="Normal"/>
      <text:p text:style-name="Normal">•••</text:p>
      <text:p text:style-name="Normal">Tuesday 6th of May 2025, 21:57, day -217</text:p>
      <text:p text:style-name="Normal">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Normal"/>
      <text:p text:style-name="Normal">•••</text:p>
      <text:p text:style-name="Normal">Wednesday 7th of may 2025, 21:47, day -218</text:p>
      <text:p text:style-name="Normal">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Normal">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Normal">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Normal">Oh, and by the way: lose some weight.</text:p>
      <text:p text:style-name="Normal"/>
      <text:p text:style-name="Normal">•••</text:p>
      <text:p text:style-name="Normal">Thursday 8th of May 2025, 21:40, day -219</text:p>
      <text:p text:style-name="Normal">...</text:p>
      <text:p text:style-name="Normal">...</text:p>
      <text:p text:style-name="Normal">... What is there even to say? I failed to wake up at 4am. And, things didn’t go all that well in uni, I wasn’t very productive. I came home tired, very much tired, after running some errands. Also, I haven’t mentioned this at all, but the nightfront’s been getting very... Bad, lately. I thought that if I performed well, it would be reflected in my dreams too, but it was the opposite, and things have been consistently... Bad, over there. On top of all that, today, for some reason, for some misfortune, I’ve been exposed to a lot of lewd stuff. And the fact that I haven’t rested in so long...</text:p>
      <text:p text:style-name="Normal">It was only natural that today was a catastrophe... Or was it?</text:p>
      <text:p text:style-name="Normal">Gotcha there, didn’t I? Everything above is true, except that today wasn’t a catastrophe. It would have 100% been one had I been my old self. I do not know what changed, I do not know what i was thinking, or what I’ve done right, but today, today, in despite of everything, in despite of my mental fatigue, in despite of everything that got in my way, I planned around in unconventional manners to maintain the schedule, and I did everything I planned on doing.</text:p>
      <text:p text:style-name="Normal">I don’t say this very often, but I’m proud of what I’ve done today.</text:p>
      <text:p text:style-name="Normal">And, actually, i do know what I did right. I stood on the shoulder of giants. MJ, and Kobe, now I believe that it’s as you said: greatness is how much you can inspire the ones around you, the next generations. I want to become great.</text:p>
      <text:p text:style-name="Normal">But, I have to be fair: it’s not just about standing on the shoulder of giants. They allowed me to see what was possible, what my way could be, but it was up to me to walk it. And I’m grateful to myself that I walked it, against all odds. I’ve pushed through today, and I’ve pushed through a week without rest. Because of these two things, and because of what I’ve learned from the greats, I know I can keep this up for years on end.</text:p>
      <text:p text:style-name="Normal">Whether I believe I can or whether I believe I can’t, I’m right. And I believe I can. Rest is not something I get by lazing around for an entire day. Rest is about being disciplined, disciplined enough to go to sleep on time and get the amount of sleep and rest I know I need and have assigned myself. Because when you are disciplined, you are strong, and when you are strong, the rest you set for yourself is sufficient. I don’t know how to explain it, but that’s the way it works. I have to go to sleep now, good night.</text:p>
      <text:p text:style-name="Normal"/>
      <text:p text:style-name="Normal">•••</text:p>
      <text:p text:style-name="Normal">Friday 9th of May 2025, 21:52, day -220</text:p>
      <text:p text:style-name="Normal">I was about to be subjective, but being objective is the correct choice according to my instincts. If we look solely at performance, today wasn’t bad at all, but it wasn’t great. We’re still extremely wasteful with our time. We have to be more efficient.</text:p>
      <text:p text:style-name="Normal">But if we relativise, I’m doing better than past me. I haven’t mentioned it, but this morning I realised and remembered that the days immediately following a victory are the most dangerous ones, because of complacency and the relaxation. And today, by past standards, I should have lost to temptation.</text:p>
      <text:p text:style-name="Normal">Anyway, have I talked to you about our lords and saviours, the Black Mamba and Black Jesus? Kobe and MJ. I really am standing on the shoulder of giants, and I have them to thank for this. Them and me, but mostly them. I have to keep a cool head on my shoulders, stay humble, and maintain focus. I’ve got to keep fighting, every day. Every single fucking day. And I will. Let’s go to sleep. While I haven’t said a word of it yet, I am struggling to wake up at 6am. In fact, I never wake up at 6 sharp, always some time later. Why is that, I wonder. In any case, time to go to sleep now, good night.</text:p>
      <text:p text:style-name="Normal">And, keep this up. Never stop fighting. Against yourself, and all that persists in our way.</text:p>
      <text:p text:style-name="Normal"/>
      <text:p text:style-name="Normal">•••</text:p>
      <text:p text:style-name="Normal">Saturday 10th of May 2025, 22:02, day -221</text:p>
      <text:p text:style-name="Normal">Where do I even start... From the fact that I’m late? No need to be overly critical. In fact, that’s actively harmful. Stay as neutral as possible. We start from the beginning. So much happened I’m not even sure all of this happened within the last 24 hours.</text:p>
      <text:p text:style-name="Normal">Did it really start yesternight? I think so, otherwise I would have talked about it yesterday. Yesternight. Yesterday I drank coffee, since I knew I was more tired than I really felt and hoped it would help me. However, while I did drink the cup in the morning, I could not fall asleep at night. I suppose caffeine detox did its job too well. Fact of the matter was, I was well aware that days after big wins were and are the most dangerous ones, because of complacency. Add to that the fact that I lay in bed, unable to sleep with nothing to do on top of my mental fatigue, and of course temptation would pounce on me.</text:p>
      <text:p text:style-name="Normal">So maybe this is getting old, but have you a moment to talk about our lords and saviours, Kobe and MJ? Their lessons really came in clutch. One step in front of the other, do not look at the entire mountain, focus on putting one step in front of the other. Any other me would have lost to temptation yesternight. It was just too strong. It was so strong, I didn’t think I could possibly resist it. So I decided fuck that bitch ass talk: I would fight, and I would go down fighting. If I could only resist for one minute, then so be it, I’ll resist for one minute. But, I’m not entirely stupid, and I put one foot in front of the other. I resisted one minute. Then I resisted another minute. Then another. And before I knew it, I was fast asleep.</text:p>
      <text:p text:style-name="Normal">The nightfront was... calmer than in the past few nights. I’ll take it.</text:p>
      <text:p text:style-name="Normal">Then comes today. For the first time since I can remember, I was efficient with my writing this morning. That I felt rested certainly helped. Still, mental stamina needs working on.</text:p>
      <text:p text:style-name="Normal">Also... Hunger. Physical hunger. In trying to lose weight, I’ve limited the amount of food I ate at meals. But this meant that i’m essentially under-eating, leaving me in a constant state of hunger, which leads to snacking and erodes both my focus and my willpower. And then, I remembered that some ten years ago, I already did something similar to this. Way, way back when I just started working out, I used to follow along Shaun T’s Insanity:max thirty training regimen on YT, every day without rest, as I hadn’t known the concept of rest days yet. And I’d also essentially starved myself. All in an effort to lose weight. And where did that lead me? Nowhere in particular, as far as my main goal was concerned. Under other aspects though, it was an important period. This is why I’ve decided that I’ll “fight till I’m dead, eat till I’m fed, never gonna stop, to catch my breath.” A bit ironic that the song is called “Hungry”, now that I think about it. Train well, rest well, eat well, sleep well. And, I must say, it’s only been a few hours, but having one’s stomach full is a different beast. It’s a far cry from the constant hunger I felt.</text:p>
      <text:p text:style-name="Normal">Second to last thing: studying. Today was a studying day, but I procrastinated until 1700 by playing Wuwa (which is goated btw), and only then did I start studying. However, unlike usual where I would reprimand myself and then study right away, I used that thing in between my ears, and thought. I would normally start with the question “what is wrong with me? Why am I so weak?” But I rightfully noted that they’re unhelpful. So instead, I asked the question “why didn’t I feel like studying? What went wrong?” Bingo. Some analysis later, and I’ve come to this conclusion: I don’t have a drive to study. I still don’t have it, but now, at the very least, I have a reason to: I want to stand on my own two legs, I want to become independent, find a job and have a house that’s mine. I don’t have a strong drive, but I have a reason to study now, and that’s much better than what I had before; it’s much better than nothing.</text:p>
      <text:p text:style-name="Normal">Finally, I also realised that I have yet to introduce my new schedule. Let’s change that:</text:p>
      <text:p text:style-name="Normal">6am~8am: Wake up, go through morning routine</text:p>
      <text:p text:style-name="Normal">8am~10am: Write</text:p>
      <text:p text:style-name="Normal">10am~2pm: Chores, eat</text:p>
      <text:p text:style-name="Normal">2pm~3pm: Nap</text:p>
      <text:p text:style-name="Normal">3pm~7pm: Depending on the day, either write or study</text:p>
      <text:p text:style-name="Normal">7pm~8pm: Write, or if it’s a study day, work out</text:p>
      <text:p text:style-name="Normal">8pm~10pm: Dinner, down time, sleep</text:p>
      <text:p text:style-name="Normal">I aim to write as much as possible. One day out of two will be dedicated to it, the other day i study and workout. There are no rest days, something which should be clear by now. i’ll do my best to maintain and adapt this schedule for as long as possible. I’m aiming at least a couple decades, and I’m going at it one day at a time. One foot in front of the other. Good night. Keep this up. And stay humble. Humble, but confident.</text:p>
      <text:p text:style-name="Normal"/>
      <text:p text:style-name="Normal">•••</text:p>
      <text:p text:style-name="Normal">Sunday 11th of May 2025, 22:33, day -222</text:p>
      <text:p text:style-name="Normal">Continuity is nothing but an illusion, and reality will stop routines dead in their tracks in the blink of an eye. The fragility of life is hidden to us, by ourselves, and to the best of our abilities when we live in a society. Fortune, or lack thereof, will inevitably remind us one day that we cannot deceive ourselves forever. I was lucky this time around, just like I was lucky a year and a half ago. Nothing overly grave happened, but something could have very well have.</text:p>
      <text:p text:style-name="Normal">Still, it is up to me to continue my routine and push through the day no matter what. Today is not a failure, because you caught yourself at the last minute.</text:p>
      <text:p text:style-name="Normal">Let’s try and do our best tomorrow too.</text:p>
      <text:p text:style-name="Normal">By the way, I’m considering something: if by the end of this month, we... No, we wake up at 6. We wake up at 6, and you fight. Good night.</text:p>
      <text:p text:style-name="Normal"/>
      <text:p text:style-name="Normal">•••</text:p>
      <text:p text:style-name="Normal">Monday 12th of May 2025, 22:16, day -223</text:p>
      <text:p text:style-name="Normal">I have to fight harder, do more, do better. I’m... Not doing my best. It’s not that there’s been a drop in performance, it’s more like... We’ve plateaued? And yet, we’re still so far from our ideals. we’re settling into a routine, we’re not pushing ourselves beyond our own limits, are we? We are growing complacent, and we aren’t growing anymore. That’s what’s happening. We’re settling into a routine, and the hunger is dying away as a result.</text:p>
      <text:p text:style-name="Normal">We’ve got to try harder. Comfort will be the end of us. I’ll allow myself to grow comfortable once I’m satisfied with my routine. But until then, we keep searching, and searching means doing more. Searching means searching how far we can push ourselves. What we search are our limits. Good night.</text:p>
      <text:p text:style-name="Normal"/>
      <text:p text:style-name="Normal">•••</text:p>
      <text:p text:style-name="Normal">Tuesday 13th of May 2025, 22:42, day -224</text:p>
      <text:p text:style-name="Normal">How do I start... With the conclusion, I think.</text:p>
      <text:p text:style-name="Normal">I don’t love writing. I’m not obsessed with it. That’s where all the problems come from. That’s where today’s defeat stems from. Willpower alone will not give me what I want. Mine is insufficient, and even if it weren’t, there’s only so much it can accomplish. This morning, I figured out that I should imbue it with emotions, but I don’t know how to do that.</text:p>
      <text:p text:style-name="Normal">The real difference between me and the greats is the love for the game. I, don’t have it.</text:p>
      <text:p text:style-name="Normal">I’ve reached only one conclusion: I want to write beautifully. Despite everything I’ve said, despite all my theorising, I feel from deep within, that i lack control over my own writing. I want to make it beautiful. I want to fall in love with my own writing. Then, the only problem will be to make time and energy for it. I want to fall in love with my writing... I want to write beautifully... How do I achieve that, I wonder?</text:p>
      <text:p text:style-name="Normal">I do not know. I... It’s the process I want to love, in reality.</text:p>
      <text:p text:style-name="Normal">However, that doesn’t mean we everything falls apart. The process, is just one part of the puzzle. The most important part, yes, but still only one part. How do I fall in love with the process... Perhaps my personality disallows for that. Then, I would need to change. Emotions. Perhaps, on the contrary, my situation favours loving writing...</text:p>
      <text:p text:style-name="Normal">No. Emotions, me, and, the true missing piece... You. Because, I do not write only for myself. You, your reactions, how the words affect you, and, your soul. Still, I cannot and do not do this only for others’ sake. This alone won’t be sufficient to make me love writing.</text:p>
      <text:p text:style-name="Normal">Resonating, with my own heart. If I can make that happen, if I can truly listen to my own heart... More than anything else, I believe that’s what’s important. How I can touch... My own soul.</text:p>
      <text:p text:style-name="Normal">I see... That might be the answer. Deep resonance with myself. To listen to my heart, that is the trick, in all likelihood. To resonate with my heart...</text:p>
      <text:p text:style-name="Normal"/>
      <text:p text:style-name="Normal">•••</text:p>
      <text:p text:style-name="Normal">Wednesday 14th of May 2025, 22:18, day -225</text:p>
      <text:p text:style-name="Normal">We do not die after one failure. We’ve known nothing but failure, and we’ll feed on them. We’ll use them to learn, we’ll endure through them and fight. Keep this up.</text:p>
      <text:p text:style-name="Normal"/>
      <text:p text:style-name="Normal">•••</text:p>
      <text:p text:style-name="Normal">Thursday 15th of May 2025, 23:33, day -226</text:p>
      <text:p text:style-name="Normal">I want to dedicate my life to writing, but I can’t. As I am right now, it’s not financially possible. And because of my choices, living off of my craft isn’t an option. I... I have to sacrifice writing now in order to write later. In the morning, I’ll be working on... Something. I don’t know what yet. I... Have to give up on certain things. On many things. First, the focus is on university. After we clear that, we work on the project. or am I getting my priorities off?</text:p>
      <text:p text:style-name="Normal">If the project works, it’s a ticket to what I want. It’s a chance to spend my life writing. Let’s... Gamble on the project then. We work on it in the morning. With a crystal clear goal.</text:p>
      <text:p text:style-name="Normal">I want to love writing, and a little imagination showed me that that’s only achievable by dedicating my life to it.</text:p>
      <text:p text:style-name="Normal">We’re also throwing away our pride, and will wake up at 7am. If your spirit breaks just because we get one more hour of sleep as our body demands, then... You’re not worth wasting a life on. Let that be understood. The choice is throwing away my pride, which wants to conquer the 6ams, but wisdom says that we are lacking one leg in the holy trinity. We work hard, we eat our fill, but we don’t rest plenty. we are unintelligent enough as is, I don’t need your constant debuffs from lack of sleep, I promise. Thus, we wake up at 7. And for two hours, we work on the project. Everything else goes as always.</text:p>
      <text:p text:style-name="Normal"/>
      <text:p text:style-name="Normal">•••</text:p>
      <text:p text:style-name="Normal">Friday 16th of may 2025, 21:54, day -227</text:p>
      <text:p text:style-name="Normal">It’s starting to feel like I uncover some deep truth every day. Today was an okay day, and I realised that this wasn’t okay. “Good enough is neither good, nor enough.” Those words are... I have to live by them. I realised that being fine with an okay performance is why I’m living the life I’m living. It’s the reason why my life is so... Average. Accept an average performance, get an average result.</text:p>
      <text:p text:style-name="Normal">So, I have to hunger for perfection. If not perfection, at least great performance, day in day out. To get what I want, I have to put in the work. And to reach my ideals, I have to be unreasonable.</text:p>
      <text:p text:style-name="Normal">Good enough is neither good nor enough. I have to live by those words. Good night. I’m late to sleeping.</text:p>
      <text:p text:style-name="Normal"/>
      <text:p text:style-name="Normal">•••</text:p>
      <text:p text:style-name="Normal">Sunday 18th of May 2025, 01:04, day -228</text:p>
      <text:p text:style-name="Normal">You can under-perform for an entire day, that’s to be expected. You can hang out with friends, that’s okay too. But tell me just one thing: what will you do tomorrow? Will you... Continue in today’s footsteps, or did you do what you’ve done, ready and willing to get back to work right away? I said “tell”, but, well, you’re a writer. Show, don’t tell.</text:p>
      <text:p text:style-name="Normal">Our expectations for ourselves grew. Will the same be true for our performance, I wonder.</text:p>
      <text:p text:style-name="Normal">I spent half of today doubting myself, because of that. Whatever, now’s not the time to be thinking about these questions. You go to sleep now. Tomorrow, you get to work.</text:p>
      <text:p text:style-name="Normal"/>
      <text:p text:style-name="Normal">•••</text:p>
      <text:p text:style-name="Normal">Sunday 18th of May 2025, 22:03, day -229</text:p>
      <text:p text:style-name="Normal">My efficiency is the one thing I have to work the most on. The discrepancy between the theoretical available time and the time I actually use productively is... Unacceptable. We’re also making some modifications to the schedule. First of all, one day out of two is fully dedicated to writing, from morning. Secondly, the time at which we wake up now depends on when we go to sleep. The goal is going to sleep at 21 to wake up at 6, otherwise 22-7. That’s all.</text:p>
      <text:p text:style-name="Normal">Keep on fighting, keep on trying hard. Keep on pushing through our failure, past the mistakes our past. Goodnight.</text:p>
      <text:p text:style-name="Normal"/>
      <text:p text:style-name="Normal">•••</text:p>
      <text:p text:style-name="Normal">Monday 19th of May 2025, 21:40, day -230</text:p>
      <text:p text:style-name="Normal">You faced your fears and did not run away. Good. Very good. Keep this up. Also, there’s one thing I never talk about that was a major factor in the defeat I incurred a few days ago. Tell yourself, reader, how often do you feel loneliness?</text:p>
      <text:p text:style-name="Normal">In my case, it depends. When I am closed up in my cocoon at home and stay there, I’m safe from it. But when I have to go out, when I am surrounded by people who seemingly have a connection with one another, that’s when it assaults me. And I’ve decided that I would carry it, until I find such a thing as a soulmate.</text:p>
      <text:p text:style-name="Normal">By the way, I’d made another discovery the day before yesterday, but I forgot it. Something about writing. まあいい。かまわない。</text:p>
      <text:p text:style-name="Normal">Today, I did accept that I’m rather dissimilar to normal people, in that I can’t seem to connect with anyone. それでもいい。戦い続ければ。 Good night.</text:p>
      <text:p text:style-name="Normal"/>
      <text:p text:style-name="Normal">•••</text:p>
      <text:p text:style-name="Normal">Tuesday 20th of May 2025, day -230</text:p>
      <text:p text:style-name="Normal">Another day, another truth. Today I should have failed, and i didn’t. I didn’t have the initial motivational boost from the early days of this new era, but I did have something else. Conviction, determination, the will to fight, however weakened, battered and bruised it may have been from the days that have passed. And after I ran, I wanted to call it a day and stop the workout there. After all, I’d fought so hard, and I was so tired.</text:p>
      <text:p text:style-name="Normal">And a little walk to the balcony helped me. It showed me the grey clouds fading away, giving ground to the blue. It helped me see, that whenever I tried to do my best, I always talked to myself about my future, my ideal, the one I want to become. And finally, it helped me see, what this new era brought about that I was almost forgetting.</text:p>
      <text:p text:style-name="Normal">Did you know? There’s no such thing as tomorrow, and the future is just an illusion. There are those who are lost in the past, and then there’s me, losing myself in the future. It doesn’t matter what I want my future self to become. All I have is now, and now is when I’ll do everything I want my ideal to do. Now is the time to act the way I want my ideal to act. Now is the time I do what’s impossible to me. That’s right, that’s all this new era is about, that’s the biggest lesson Kobe and MJ imparted to me: to do the impossible. There were some things that looked impossible to me. I couldn’t possibly have studied being so tired, I couldn’t possibly have worked out after spending the entire day walking and running multiple errands, and it’s impossible to keep going for so long, the last time I’ve had a rest day was nearly three weeks ago. And the temptation, I couldn’t possibly resist to lust in this sorry state I’m in?</text:p>
      <text:p text:style-name="Normal">All of those things were impossible to me of the past. There are those who believe they can, and those who believe they can’t. I’ve been shown what’s possible, now it’s up to me to take up the torch and do the impossible.</text:p>
      <text:p text:style-name="Normal">Now is the time to become my ideal self, now is the only time to do that. Now is the only time I can chase my dreams, and I will chase them. Goodnight.</text:p>
      <text:p text:style-name="Normal"/>
      <text:p text:style-name="Normal">•••</text:p>
      <text:p text:style-name="Normal">Wednesday 21st of May 2025, 23:09, day -231</text:p>
      <text:p text:style-name="Normal">Tomorrow. We’ll see how this unfolds, and talk about it all tomorrow. Tomorrow... Who will I be tomorrow? Who will I be...</text:p>
      <text:p text:style-name="Normal"/>
      <text:p text:style-name="Normal">•••</text:p>
      <text:p text:style-name="Normal">Thursday 22nd of May 2025, 22:16, day -232</text:p>
      <text:p text:style-name="Normal">Tomorrow did not go well. 参った、参った。完全敗北だった。ボッコボコにされた。 Although, right now, I don’t particularly care: my perspective is broader, after receiving such a galactic ass-whooping. Twice I masturbated today. I’ve got a theory of why that happened, and I’m feeling particularly lazy, so I’ll just paste what’s on the throwaway file. Still, I want to add that with this newfound perspective, things aren’t as bad as I usually make them out to be. Am i self-sabotaging by beating myself to a pulp if I masturbate? Is that like some high level self-sabotage? Possibly. Since I don’t have anything against the act per se, perhaps I should think things over... But it’s not about the act, it’s about the meaning behind it. To give up before something or other. To lose a battle of will. Especially against lust.</text:p>
      <text:p text:style-name="Normal">Let’s take a step back. The question is: should I make peace with masturbation? I want to say no, and I want to say yes. Which is rather... Contradictory. But if I look simply at my ideals, at what I want to become, the answer is a simple no. じゃあ決まりましたね。 We’ll continue this pointless war, made not so pointless by the fact that we’re chasing a dream. A war just like life. Oh, and by the way, yesterday was a hard-fought draw.</text:p>
      <text:p text:style-name="Normal"/>
      <text:p text:style-name="Normal">“””</text:p>
      <text:p text:style-name="Normal">It’s not about excuses, it’s about understanding what’s happening. This is depressing.</text:p>
      <text:p text:style-name="Normal">It really is. What do we do now...</text:p>
      <text:p text:style-name="Normal">I’d like to take some time to just eat the pain and process the damage. Lick our wounds.</text:p>
      <text:p text:style-name="Normal"/>
      <text:p text:style-name="Normal">Sigh... What do we do now? Ideally, put in the work. I’d love to find some motivation somewhere in an anime, but first of all it’s hard to come by, and secondly motivation is fleeting. Then, let’s explore our weakness instead. Let’s perform some analysis.</text:p>
      <text:p text:style-name="Normal"/>
      <text:p text:style-name="Normal">Let’s see... If we decrease the workout load, it should decrease testosterone and we’ll have an easier time dealing with lust. Then again, I don’t want to do that. It’s strength that we ought to increase, and to do that... We have to be strong. There’s no two ways about it, we just have to be strong.</text:p>
      <text:p text:style-name="Normal">However, we can help ourselves by having clear objectives. What’s not helping us is the fact that we have too many objectives. That’s hurting us. The fact that we’re dividing our attention in multiple places means that we don’t accumulate momentum.</text:p>
      <text:p text:style-name="Normal">Placate your self-hatred for a second, we need to think. If we only had one objective, we’d be much stronger. Hell, if we even cut it down to two, we’ll see some improvement, I’m sure. So, despite how I feel, I have to cut down on the project. No, I have to cut it out, and suck up this situation. We have to focus on few things at a time. We have to cut out the project. I hate myself. I do. No, I don’t, but, well, I don’t know how to describe this feeling. I’m tired, yes, but that’s not all there is to it.</text:p>
      <text:p text:style-name="Normal">Perhaps we should put an accent on... I was about to say wisdom, but the grind is likely where it’s at. More accent on the grind. On the waking up at 6am, going to sleep at 21 and trying hard all day long. Even now, do we grind? Perhaps not study in full, but a re-read won’t hurt.</text:p>
      <text:p text:style-name="Normal">My choices do hurt though.</text:p>
      <text:p text:style-name="Normal">But, perhaps we should focus on running. We do need to lose weight, both in muscle and fat. Let’s do that. Now, shall we read?</text:p>
      <text:p text:style-name="Normal"/>
      <text:p text:style-name="Normal">Now? I hate myself. No, I don’t, but i’m so tired at my own antics. I want to do better. I have to do better.</text:p>
      <text:p text:style-name="Normal"/>
      <text:p text:style-name="Normal">Is that good enough? Do you want more? Of course i want more. We should always be hungry.</text:p>
      <text:p text:style-name="Normal">Hunger. Hunger. To have an objective. A clear goal.</text:p>
      <text:p text:style-name="Normal"/>
      <text:p text:style-name="Normal">I do remember those times. Man those were funny. Very. Shall we watch it again? I mean I don’t think I’ve ever laughed as hard as when I watched Gintama. Thing freaking killed me. FLCL. That’s what I’m currently watching. It’s... I like it, and I don’t know why. I’m only about 3 episodes in though. Well, 3/6, not bad I’d say.</text:p>
      <text:p text:style-name="Normal">FLCL... What is this randomness. There is no clear point, but I want to see what’s next. There’s never any explaining what’s going on. I’ve always like doing that, but it’s taking it to another level. And there’s something about that I love.</text:p>
      <text:p text:style-name="Normal">“””</text:p>
      <text:p text:style-name="Normal"/>
      <text:p text:style-name="Normal">•••</text:p>
      <text:p text:style-name="Normal">Friday 23rd of May 2025, 21:57, day -233</text:p>
      <text:p text:style-name="Normal">Today was strange. I was... More expressive of my true self. In my movements, and as a consequence, in my actions too, and in writing. What I really want to do, how I really feel. Those things are lost the longer they are hidden. And yet, showing them is scary. Being naked before the world is scary, because without any mask to protect me, I’ll really get hurt. Is how I thought. Right now though, I feel more instinctive, and I believe my instincts are sharper. I have to listen to myself more, and my self tells me to not care about getting hurt. And in truth, I don’t care about this particular subject.</text:p>
      <text:p text:style-name="Normal">Writing. If I continue down this path, I might become obsessed with it. Which is good, in terms of our dreams, but it might be bad if we consider survival and QOL.まいいっか。死んだらそこまでだ。</text:p>
      <text:p text:style-name="Normal">My actual worry is the genuineness of this current feeling. I’m feeling uncomfortable with it. And I’m not sure if this discomfort comes from unfamiliarity or from not being genuine. I’ll bear with it for some time and see how things unfold. And... Harmony was a name I picked at more or less at random... Should it really be my name? I’ve brought nothing but shame upon it, and that’s exactly why I want to keep on carrying it. But another part of me wants to erase it and start anew, start with something that’s... Pure. But I won’t do that. I’ll carry my own mistakes on my back, I’ll bear this name I’ve chosen for myself, even if it is riddled with defeats and devoid of victories.</text:p>
      <text:p text:style-name="Normal">It’s... Not. If those were defeats, then there were victories too. I see... You’re right. I wonder why I only focus on the negative. I should care about that, but I’m tired, and I’ll be going to sleep. Good night.</text:p>
      <text:p text:style-name="Normal"/>
      <text:p text:style-name="Normal">•••</text:p>
      <text:p text:style-name="Normal">Sunday 25th of May 2025, 03:34, dat -234</text:p>
      <text:p text:style-name="Normal">Moderation doesn’t seem like something I’m capable of, huh?</text:p>
      <text:p text:style-name="Normal">But before that. This morning, and yesterday. Whether life was worth living or not, was the question on our mind. To write. <text:s text:c="1"/>To love writing. To struggle with it.</text:p>
      <text:p text:style-name="Normal">I hate myself. At this rate, I won’t love writing. If I keep on doing bullshit like this, I’ll never love writing. I hate myself.</text:p>
      <text:p text:style-name="Normal">This morning, I struggled, because of that question, and yet at the same time I... Should have thrived while writing. <text:s text:c="1"/>I don’t understand anymore. My own state, the discomfort I felt. That uncertainty. I don’t know what they meant. Then I struggled to harmonise between myself and Harmony. The writer, and the fighter. Our name hasn’t been earned yet.</text:p>
      <text:p text:style-name="Normal">And now, I have to control myself so that I don’t overdo it while gaming overnight. With friends or not.</text:p>
      <text:p text:style-name="Normal">だってさ、「今死んだら後悔しか残ってないさぁ。」</text:p>
      <text:p text:style-name="Normal">Those emotions... I don’t know what they were, but I want to feel it more. It really did feel close to loving writing, to have a passion. A passion that was hurting me. Or was it me, that hurting me? Like I know... Sleep tight.</text:p>
      <text:p text:style-name="Normal"/>
      <text:p text:style-name="Normal">•••</text:p>
      <text:p text:style-name="Normal">Sunday 25th of May 2025, 22:03, day -235</text:p>
      <text:p text:style-name="Normal">弱さ。。。私、弱いなぁ。 I have to become stronger, I have to make the hard decisions more.</text:p>
      <text:p text:style-name="Normal">Putting that aside, I’m still in the process of creating Harmony. I’ve just figured out (one of) the wrong way(s) to balance discipline with instincts, which resulted in a lot of wasted time. 今死んだら本当に後悔しかない。 I have to try harder, do more. I have to do moroe. Much more. So much more. See ya.</text:p>
      <text:p text:style-name="Normal"/>
      <text:p text:style-name="Normal">•••</text:p>
      <text:p text:style-name="Normal">Monday 26th of May 2025, 18:59, day -236</text:p>
      <text:p text:style-name="Normal">I’m here a bit early today, I’ll come back later. It’s just that I’ve discovered something about myself. If there is a God, and if that God had assigned me the mission I think it has, then the only real edge that they’ve given me is the quality of being unusually earnest. I’ve figured that out as I was trying to do an exercise, and after failing and looking at the solution obtained in class, realising that the solution is incorrect. A realisation that comes only becomes i’m earnest about solving the exercise. And then, when I think back on everything, it was easy to see that being earnest is about the only thing I might be exceptional at. In absolutely everything else, I’m average or above average at the very very best. In fact, I believe I’m below average in nearly all metrics.</text:p>
      <text:p text:style-name="Normal">Now... The vast majority of me wants to take pity upon myself and cry out at how unjust of God this is, if God does indeed exist. But a small part of me, as well as my ideal self, they say only one thing: 上等だ。 Now is the only time I have, so now is the only time I have to become my ideal. Come on, it’s time to work out. Let’s make that small part of me grow, let’s have him, let’s have my ideal become the loud majority in this mind. Let’s go you little bitch.</text:p>
      <text:p text:style-name="Normal"/>
      <text:p text:style-name="Normal">21:58</text:p>
      <text:p text:style-name="Normal">Good fight. And, keep writing.</text:p>
      <text:p text:style-name="Normal"/>
      <text:p text:style-name="Normal">•••</text:p>
      <text:p text:style-name="Normal">Tuesday 27th of may 2025, 21:56, day -237</text:p>
      <text:p text:style-name="Normal">明日は一年が経つ、この日記を始めた日から。ま、それは。。。どうでもいい？</text:p>
      <text:p text:style-name="Normal">We need to get stronger. Strong enough that we can make up for total energy loss. That’s what hit us today, and that’s what will keep on hitting us, from now on. Not to mention it’s just cool to be that strong. For no reason in particular, I want to awke up at 4am to write tomorrow. Because I feel like writing, and I feel like doing so with some semblance of rain power. Frieren. Slow-paced, good, although ever since I mentioned being earnest, I began noticing things about stories, things that they allow but I would never. Because they are too unlikely to happen.</text:p>
      <text:p text:style-name="Normal">Also, what’s the difference between being earnest and being diligent? In any case, I’m the type who, when they do something, wants to do it to the best of my abilities, as much as the cirucmstances allow. No wonder i thrive when given a lot of time, but suck ass on short notice. That’s quite enough, let’s go to sleep.</text:p>
      <text:p text:style-name="Normal"/>
      <text:p text:style-name="Normal">•••</text:p>
      <text:p text:style-name="Normal">Wednesday 28th of May 2025, 21:30, day -238</text:p>
      <text:p text:style-name="Normal">Mood swings. Except, not quite, they’re rather predictable, in my case. This morning, when the alarm rang, I saw to my horror that it read 5:30 and I immediately realised I’d failed to activate the correct alarm. And so started my day, with disappointment in myself. I kept on making small mistakes in the morning, and my energy was pretty low all day given the lack of sleep. But even nineteenth century’s weather forecast would have been able to predict my mood shifts. You did well, dear self, fighting on in despite of everything, keeping on pushing despite all of our fuckups. And my fighting reached its zenith in the evening. Running is the exercise I hate the most, and it’s also the one i love the most. I feel really strongly about it. It’s just pain. It’s just continuous, unending pain. It’s a pure test of one’s will. But because of that, even only challenging it is an accomplishment, now imagine doing well in it. These past few days my workout has consisted of nothing other than running on the treadmill.</text:p>
      <text:p text:style-name="Normal">When I do that, my stamina is not the main target of my training: it’s my spirit. But I’ve already said that over and over again.</text:p>
      <text:p text:style-name="Normal">あのさ、 we’re entering the exam session, and this time I’ve decided that I won’t put a stick up my own butt nor shoot myself in the foot. I’ll dedicate the afternoons to studying, while I’ll use the mornings to write. So, there’s that.</text:p>
      <text:p text:style-name="Normal">Keep this up, you’re doing good.</text:p>
      <text:p text:style-name="Normal">Oh, before we go. I don’t know if it’s showing, but lately I’ve been very... Emotional. Very moody. A result of constantly looking back at how little I’ve done, and how much I still want to do, coupled with the awakening of Harmony and the attempt to unite my two selves. Union. Originally, she was the union of Es, Ace (Aran) and Lux, but that was long, long ago, back when TCTW hadn’t even taken shape yet, back when neither Shiiro nor Orion existed. Okay, actually it was only like, five years ago? Six, at most. Around 2019 to 2020, when TCTW didn’t exist and the project was still called RTW, for Rock The World. I should be sleeping. In fact, RTW had alraedy began morphing when I thought of Union’s name, because RTW did not feature Lux at all. RTW just evolved and evolved freely in my mind, and i still had no clear idea for TCTW, I only had the wish to Rock the World somehow. Not that i have crystal clear ideas for TCTW. It’s just, I’m imagining episodes of their lives so often these days...</text:p>
      <text:p text:style-name="Normal">あのね、 just earlier, I was thinking to myself: when I look back at this period of my life, I think I’ll smile. Fondly. I don’t have happy memories yet, but I want to create many. Perhaps these are the beginning.</text:p>
      <text:p text:style-name="Normal">Wait, hold on, does this mean that MTSR was born before TCTW? In a way, yes, I guess. In fact, MTSR was originally called Hope. But I liked that title so much I had to put it in TCTW too. Although, already back then, i knew that MTSR would come after whatever RTW would become, so MTSR’s ideas took the backseat to TCTW, and as a result it isn’t as developed. Okay, I really gotta sleep though. See ya.</text:p>
      <text:p text:style-name="Normal"/>
      <text:p text:style-name="Normal">•••</text:p>
      <text:p text:style-name="Normal">Friday 30th of May 2025, 00:03, day -239</text:p>
      <text:p text:style-name="Normal">Anomaly leads to anomaly. Today’s energy usage was high, relative to the amount of energy I had left, hence my coming at this time. High energy usage means fatigue, and fatigue means having a harder time controlling myself. Although, I haven’t lost control yet. Still, tomorrow we deactivate the alarm and recuperate as much sleep as possible. Wisdom favours that choice over trying to write. By the way, Harmony, your integration into me is proceeding smoothly. Not that that’s an excuse to become complacent. You’re growing, and I want to see more. I want to see your potential realised to its utmost. Go to sleep now.</text:p>
      <text:p text:style-name="Normal"/>
      <text:p text:style-name="Normal">•••</text:p>
      <text:p text:style-name="Normal">Friday 30th of May 2025, 22:19, day -240</text:p>
      <text:p text:style-name="Normal">One year into this thing, I realise that I should make it more than it currently is. Let’s divide each entry into three <text:s text:c="1"/>separate sections: what went right, what went wrong, and various thoughts. Being a writer, it is up to you to weave each day’s happenings into those sections. Addendum: analysis will be performed after the two expositions. This should allow for greater perspective, not to mention the advantages of the separation of concerns paradigm.</text:p>
      <text:p text:style-name="Normal"/>
      <text:p text:style-name="Normal">With that in mind, what did we do right today? In chronological order, we meditated well and studied in depth. Afterwards, the run proved as challenging as ever, but in it you not only sought to tough it out, you fought to overcome your self, you fought as your ideal self would fight. Finally, you enacted this idea of giving a clear purpose to these entries, attributing them an important role in our growth, in our journey.</text:p>
      <text:p text:style-name="Normal">Then, what went wrong? The morning was... Unruly. It completely lacked discipline —granted, that should be expected given how I allowed myself to sleep in. We’ll talk about this later. There’s also the fact that we’ve taken to mindlessly consuming content again. Even now. You’re right, thanks for the reminder. Nothing else comes to mind. Low energy causes suboptimal play, but that’s well known.</text:p>
      <text:p text:style-name="Normal">With both things clear, let’s see what lessons there are to learn here. Overall, you continue the trend of good days. Ah, harmonisation. I’ll mention that later. The meditation should clearly be kept up, as is its practical use when we study; this will hold especially true in the next few days as there’s an upcoming exam. however, should it also hold true when we write? No. Harmonisation dictates that we should be completely disciplined when it comes to the schedule, but allow complete freedom during the times we’re writing. If we are to focus, it will happen naturally. The fighting should also be continued, but it ought also bleed out into our daily lives more. And, introspection. Our conversations with R1 shows that we’ve still got a lot of ourselves to understand. A lot of layers to peel.</text:p>
      <text:p text:style-name="Normal">It’s also clear I need to up my discipline outside workout times. I have to be more careful about the flow of time too. Lately, I couldn’t help but notice just how fast minutes go by. But discipline does remain my main problem. I get easily distracted, I follow impulses and whims too much. More focus, more discipline. To obtain that, I have to remember why I do this, what my dream is. Happiness, huh? Yup, happiness.</text:p>
      <text:p text:style-name="Normal"/>
      <text:p text:style-name="Normal">Harmonisation. A fitting name, to make me and Harmony one. because these two parts seem mutually exclusive. I’d always thought having them merge would be a challenge. One is a fighter —Orion— the other is an artist —Shiiro—, and both of them are me. Well, Harmony would be the ideal self, actually. Hm. We didn’t really have a purpose for Harmony. It was merely the name I’ve chosen for myself. It just so happened that that codename would also make for a nice penname. I still can’t call myself Harmony. I’m still too... Far, from my ideal. Hopefully, one day we can bear that name with pride. Goodnight, Harmony.</text:p>
      <text:p text:style-name="Normal"/>
      <text:p text:style-name="Normal">•••</text:p>
      <text:p text:style-name="Normal">Saturday 31st of May 2025, 23:05, day -241</text:p>
      <text:p text:style-name="Normal">Without any ado, let’s get started.</text:p>
      <text:p text:style-name="Normal">Not a lot of positives for today. I correct myself: today was a chill day, not a productive one. If it were to be looked at as a chill day, it would be great. Unfortunately, right now we need a productive day, as there is an upcoming exam —the only exam we’ve failed twice. I should work towardsw not failing it a third time. In terms of productivity, not much went right today, and that’s... It is what it is.</text:p>
      <text:p text:style-name="Normal">Instead, what went wrong? The morning proceeded normally, quietly. However, I finally appreciate effects of “rest and digest”. Because we eat lunch fairly late, lately, “rest and digest” is encroaching onto studying time, which in turn discourages us. If that discouragement isn’t handled properly, things snowball; misery loves company.</text:p>
      <text:p text:style-name="Normal">In other words, since we’re in a critical time: 1) make and eat lunch earlier, and/or 2) drink coffee to offset the lethargy. Harmonisation and writing also do not mix well with studying. One is inherently more relaxed, it patiently listens to our own heart. The other demands effort and perseverance. Harmony, I have to find a way to make you one.</text:p>
      <text:p text:style-name="Normal">And then, my own thoughts. Frieren. The pace is undeniably slow, but attention is maintained by the atmosphere, the soft storytelling and world-building, and the slice-of-life quality of every episode. I really am starting to fancy myself a writer, huh? ここまでに。。。くそ。。。死んでる。。。 Too relaxed... I’m far too relaxed... See ya.</text:p>
      <text:p text:style-name="Normal"/>
      <text:p text:style-name="Normal">•••</text:p>
      <text:p text:style-name="Normal">Sunday 1st of June 2025, 23:09, day -242</text:p>
      <text:p text:style-name="Normal">For some reason I was thinking that I needed to write about yesterday. For better or for worse, every day is a new day. <text:s text:c="1"/>In this case it was for the best. You shall understand in a moment.</text:p>
      <text:p text:style-name="Normal">Today went relatively well. Most important of all were discoveries, one discovery made while running. I ought never skip a workout. I’ve always struggled in figuring out how to unite fighting spirit with the freedom of writing, but now I have an idea: my spirit is the tool through which my dreams can become reality. I have to use my fighting spirit to give birth to the worlds in my head. That’s not the only thing that went right though. Today, I decided to work out in despite of the circumstances, in stark contrast to the beginning of the day and the end of yesternight.</text:p>
      <text:p text:style-name="Normal">Things went wrong starting yesternight, after writing the entry. I was far too relaxed. This lasted right until the work out, because of my failure in harmonising, because I leaned too far in one side. And so, I spent most of my morning cursing myself for giving in to lust yesternight, and the world for not allowing me to just write for my entire life. Relaxation, complacency, are those really the only culprits though? No, there has to be more. I’m too tired though. I’m too tired to think.</text:p>
      <text:p text:style-name="Normal">As for analysis... I believe what allowed me to come to the discovery was fighting, actively trying to become my ideal. This really is something I want to remember and apply more. And for the defeat... I feel like there are questions I still don’t have, let alone answers. Let’s cut things short, while I’m proud to say that i’ve given it a whole bunch of me today, there’s also a part of me that says we could have done better and more, and then there’s a part of me that just begs me to go sleep already. Actually, I’m not that proud anymore, I really could have done better, and i believe not being satisfied with this much is the right thing to do. Good night.</text:p>
      <text:p text:style-name="Normal"/>
      <text:p text:style-name="Normal">•••</text:p>
      <text:p text:style-name="Normal">Monday 2nd of June 2025, 21:45, day -243</text:p>
      <text:p text:style-name="Normal">What’s right is my willingness to try and move forward, the act of chasing my ideal, and the analytical approach to it. Today, what’s wrong is deeply linked with what’s right: I’m what’s wrong. I don’t know what’s happening (although I have my suspicion), but I can see that ever since at least yesterday, I’ve been far too relaxed. What’s more, my brain is under-performing. The likely culprit is unperceived but felt lack of sleep. Tomorrow, I have the written exam. A shot at revenge. I’ve decided to get plenty of sleep. I shall sleep early and wake up as late as possible.</text:p>
      <text:p text:style-name="Normal">Truth be told, my number one suspect is actually burnout. The early symptoms of one. I don’t think I’m burning out, nor do I believe that I will burn out, but given prior experience, it’s best if I approach this situation carefully. But, really, I don’t believe I’ll burnout. I will play it smart though. That’s something I plan on doing regardless of whether I’m dying or not. それじゃ、ここまでにしとこう。おやすみ。</text:p>
      <text:p text:style-name="Normal"/>
      <text:p text:style-name="Normal">•••</text:p>
      <text:p text:style-name="Normal">Tuesday 3rd of June 2025, 22:23, day -244</text:p>
      <text:p text:style-name="Normal">Good stuff: passed the exam, kept on studying.</text:p>
      <text:p text:style-name="Normal">Bad: Did not study enough. Am not acting like my ideal. And, more importantly, I’m forgetting what it means to do the impossible. Ah, that’s it. I’m not doing the impossible, that’s why I’m unsatisfied. I must do the impossible.</text:p>
      <text:p text:style-name="Normal">Analysis: I’m biased right now, but feelings exist for a reason. Without this frustration, without this... anger, I would not be yearning for more. Therefore, it is the necessary evil. we wake up early, we have to keep on studying for tomorrow. We have to become more disciplined. After tomorrow’s exam is over, there will be more. And when that time comes, I want you to do the impossible. Good night.</text:p>
      <text:p text:style-name="Normal"/>
      <text:p text:style-name="Normal">•••</text:p>
      <text:p text:style-name="Normal">Wednesday 4th of June 2025, 23:31, day -245</text:p>
      <text:p text:style-name="Normal">Yesterday’s written exam allowed me to access the oral exam, which took place today. I’d attempted it, back in February, and it essentially ended in failure. Back in April, I couldn’t even get past the written exam.</text:p>
      <text:p text:style-name="Normal">So, while it’s not today’s only good thing, it is the salient point. I aced the exam. It’s only been a few hours, but by now the oral exam feels like it was a dream. It went as well as it possibly could. I think I’ll go into details, because I want to remember this. There were six of us, and since I had a question to ask the proefssor anyway and no one ever wants to go last, I proposed to go last. Maybe I’ll talk about today though. Spent the entire morning finishing my reviews, since the oral was in the afternoon. Then, when lunchtime came around, I did the right thing and watched Frieren for an hour and a half or so, before going. Resetting the brain felt like an important move, relaxing felt important. Because of my conversations with R1 on rest vs cramming, my instincts prioritised chilling over reviewing. If the results are any indication, my instincts were right.</text:p>
      <text:p text:style-name="Normal">Although, I did have to wait a long while for my turn to come. I had a good hour and a half or more to reflect on why no one ever wants to go last. And that’s after the two hour commute, of course. Still, caffeine and adrenaline were enough to keep my brain alive, alongside, in all probability, the rest.</text:p>
      <text:p text:style-name="Normal">During the oral, no, while I was waiting, I kept on telling myself that the difference between confidence and arrogance was humility. I had to be confident, but stay humble. I didn’t really think about it during the oral, but that’s probably what I did. Thanks to... about 6 months’ worth of in-depth studies, as well as the experience from my previous failure, I knew exactly just how rigorous I needed to be (which means “very”), and I delivered. things went swimmingly, and I moved from definitions to reductions to theorems to proofs fairly smoothly.</text:p>
      <text:p text:style-name="Normal">As an aside, while i don’t think the professor remembers me from February, the first definition he asked me was the same as back then: the definition of non-deterministic finite automata and their acceptance. Needless to say, I was ready this time around. I did trip on some notation though: once, I forgot an epsilon in the domain of the transition function, and in the acceptance I wrote i instead of i+1. Thankfully, I managed to catch those myself; he’d only pointed out that something was off, both times.</text:p>
      <text:p text:style-name="Normal">Things went slightly less smoothly when I needed to show that Hamiltonian path problems could be polynomial time reduced to Hamiltonian cycles. These were the type of proofs that were rather simple, and as a consequence I was more... casual, in their studies. While I did need some pushes, thankfully formalising the idea was... Fairly simple. Really did need a couple pushes though.</text:p>
      <text:p text:style-name="Normal">And, as for the more complex proofs, I couldn’t help but be grateful to my past self, because I simply did as I’d rehearsed and explained everything as I’d broken it down, step by step. The complex proof was for the pumping lemma for context-free languages. Well, rather than complex, “long” is the correct word here. Still, I’m glad for my past diligence.</text:p>
      <text:p text:style-name="Normal">What else... I’m pretty sure there were four questions before the laude, but I don’t remember any... Oh, right. I think I just took so much time in my presentation of the last proof that... No, there was something.</text:p>
      <text:p text:style-name="Normal">The halting problem! How could I forget? Of course, the halting problem. I think he asked it just before the pumping lemma. Falls more or less in the same category as the reduction, but I did study this one more. There was a little confusion once or twice, but nothing dramatic.</text:p>
      <text:p text:style-name="Normal">So, actually, after I was done with the pumping lemma, he simply told me that I got full marks, which surprised me. Was my performance not good enough for him to ask me whether I wanted the laude too? Or was he simply too tired to deal with any more of this shit? yeah, that’s probably the case.</text:p>
      <text:p text:style-name="Normal">Either way, I had to be the one to ask him if I could try getting a laude on top of the full marks. It surprised him a little, but he surprised me even more, because when I told him that I wanted to attempt it despite not having studied some of the topics, he answered that I was in luck, because I could choose which topic I would tackle.</text:p>
      <text:p text:style-name="Normal">Now, the exam was for the Foundations of Computer Science course, and in all the material it covered, Rice’s theorem was the one that blew my mind the most. It’s my favourite of them all, and I consider it the pinnacle, the culmination of everything the course taught. And the professor agreed with me, although he was amused by my bold choice, since Rice’s theorem is a bit tricky to prove. Clearly I’d failed to impress on him just how prepared I was. Well, I say that, but there were a couple moments of confusion in my proving the theorem. Especially initially, as I was trying to lay down the plan. But it all ended well, and I even asked him a doubt I had in the proof, about how the intermediary machine that the hypothetical decider must accept or reject seemingly relies on an unverifiable condition.</text:p>
      <text:p text:style-name="Normal">And, after that, I asked him another question. Something I’ve been thinking of since I began studying this subject seriously, back in January. Something I’d fantasized myself asking and discussing. Something I should ask only if I had full marks or better. I mean, I wouldn’t be making a good impression if I proposed to him changes in the exam format after getting a barely passing grade.</text:p>
      <text:p text:style-name="Normal">Clearly, he’s a good professor, and he was more than ready to listen to my proposals, but with his experience and through his explanation, he’d made it clear that the change I’d proposed was... Practically not a good idea. As it currently is, the exam emphasises learning every last concept equally, and there were lots of them, some feeling clearly less important than others. That frustrated me during my studies, and my idea was to make it so that only the important concepts ought to be known in depth, while the others should only be known informally.</text:p>
      <text:p text:style-name="Normal">However, formality and rigour, that’s what maths is. It is hard to gauge one’s understanding of a concept if we’re asking them to just tell us the general idea behind it. He understood what I meant, but he explained to me that the alternative was... It would be even more frustrating, because it would go far beyond the scope of this course, as he would ask us to solve an original problem to open the door to creativity.</text:p>
      <text:p text:style-name="Normal">Anyway, that’s the story of how I passed this exam. Victory is sweet. It’s especially sweet when it’s seasoned by two previous failures. Revenge is sweet.</text:p>
      <text:p text:style-name="Normal">But... It did have an aftertaste of loneliness. I felt like it was a shame that I didn’t really have anyone to share this victory with. I’m guessing that’s partially why I wrote it here. I wonder if the same thing will be true with writing.</text:p>
      <text:p text:style-name="Normal">Ah... Writing. I haven’t done so in days... Tomorrow. Tomorrow, we write. I need to alternate the study days with writing days. The next exam is in about nine days, and I’m going to take it seriously too. Oh, and, the future. But I’ll talk about it later, I think. if I remember. No, the topic will probably arise of its own, maybe in a few days, and more likely, in a couple months. This was a really long entry. Let’s end it here.</text:p>
      <text:p text:style-name="Normal"/>
      <text:p text:style-name="Normal">•••</text:p>
      <text:p text:style-name="Normal">Thursday 5th of June 2025, 23:31, day -246</text:p>
      <text:p text:style-name="Normal">Good: reached a conclusion, and writing a little.</text:p>
      <text:p text:style-name="Normal">Bad: spent the entire day doing nothing, and worrying about what I should do.</text:p>
      <text:p text:style-name="Normal">Money makes the world go round, and I... Started feeling that pressure. The pressure to earn money, to be able to do stuff. So, I spent the entire afternoon worrying about whether i should resume work on the project or write, whether I should bet a fraction of my life on the project or continue writing.</text:p>
      <text:p text:style-name="Normal">でもさ、今わかった。お金はずっと前から、どうでもいい。 As long as I could live a normal life, I don’t care about having money. I don’t have any drive to do the project. And when i wrote just now, it occurred to me that writing was the reason I wanted to do the impossible. Writing was the drive behind it, probably. No, not probably. The reason I wanted and could get up at random hours in the morning, that was writing. It was the reason, everything else followed. Today, I didn’t even care about self-mastery, couldn’t be bothered to justify it. But writing was a different story. Just now, I was writing, and, it was enjoyable. It wasn’t bad. I don’t know what my immediate future will be, but I know how I want to spend my life. じゃ、おやすみ。</text:p>
      <text:p text:style-name="Normal"/>
      <text:p text:style-name="Normal">•••</text:p>
      <text:p text:style-name="Normal">Saturday 7th of June 2025, 00:05, day -247</text:p>
      <text:p text:style-name="Normal">A bad day. Zero performance.</text:p>
      <text:p text:style-name="Normal">Good: struggled, tried.</text:p>
      <text:p text:style-name="Normal">Bad: struggled, and ultimately failed to do anything. Even worse, masturbated. How strange, I’m pretty sure I tried. Let’s move to analysis right away.</text:p>
      <text:p text:style-name="Normal">Willpower is the true nature of the strength we seek. However, we’re not treating it as a muscle. We’re not making wise decisions, we’re letting our dreams drive us. On the long run, that could work out, but the road’s gonna be riddled with failures like today. The wiser choice is to make more contained, less flashy, but safer moves. Ideally, we’d have the best of both worlds, but sometimes paths diverge. Sometimes choices are mutually exclusive. For example, at what time do we wake up tomorrow? Data suggests that trying (and failing) to wake up at 6 is what caused our fatigue and ultimate downfall today, in despite of our doing our best to make it otherwise.</text:p>
      <text:p text:style-name="Normal">We’ll play wisely. I cannot let this era end like this. It’s not because an impossible presents itself that we have to try and do it. Sometimes, the best option is to do something else. For our ideals? I don’t know. I don’t know. But clearly, brute force isn’t getting us far. A mix of both. A mix of sheer willpower and smart plays. That’s what we have to do. That’s what we’ll do. Finding the right balance of brute force and wisdom. That’s what we have to do. This failure won’t be for naught. I won’t allow it. I can’t allow it. See ya.</text:p>
      <text:p text:style-name="Normal"/>
      <text:p text:style-name="Normal">•••</text:p>
      <text:p text:style-name="Normal">Sunday 8th of June 2025, 00:52, day -248</text:p>
      <text:p text:style-name="Normal">A rest day. Although... I can hardly say I rested. Perhaps I rested my willpower. No matter. We need to get back to that state. Starting tomorrow, we’ll charge headlong into failure, and keep pushing through it.</text:p>
      <text:p text:style-name="Normal">Failure? No, not failure. We’ve lost motivation, and we have nothing but whatever willpower is left. With it, we’ll turn momentum back in our favour. <text:s text:c="1"/>No matter what. That, is an impossible we have to do.</text:p>
      <text:p text:style-name="Normal"/>
      <text:p text:style-name="Normal">•••</text:p>
      <text:p text:style-name="Normal">Sunday 8th of June 2025, 22:33, day -249</text:p>
      <text:p text:style-name="Normal">No plan survives contact with the enemy, and in my case, the enemy happens to be reality.</text:p>
      <text:p text:style-name="Normal">What went well? Tried. And, to some degree, succeeded. Circumstances didn’t allow me to play to the fullest, so one would be tempted to say that, given the circumstances I did well.</text:p>
      <text:p text:style-name="Normal">What didn’t go well? I want to do more, I want to be able to play better, in despite of the circumstances.</text:p>
      <text:p text:style-name="Normal"/>
      <text:p text:style-name="Normal">Not like this. I’m satisfied with a tiny bit of success? Really? No I don’t think so. No, I really don’t think so. Show me what you’ve got.</text:p>
      <text:p text:style-name="Normal"/>
      <text:p text:style-name="Normal">•••</text:p>
      <text:p text:style-name="Normal">Monday 9th of June 2025, 22:39, day -250</text:p>
      <text:p text:style-name="Normal">It is starting to feel like a chore, because there is structure. Should I allow more freedom? I won’t. At least here, now, I need to be disciplined and understand what must be done so that I can improve myself, so that I can get closer to my ideal. Not long ago, I said how I might look back on this and think it nostalgic, but right now, all I can think is just how much work there is to do.</text:p>
      <text:p text:style-name="Normal">Putting that aside, let’s get started. First of all, let’s describe what went well. No, perhaps it would be more beneficial to describe the events of the day in order.</text:p>
      <text:p text:style-name="Normal">We failed to get up to the 6am alarm, and while it could be argued that this allowed us to rest more, ultimately I believe it wasn’t beneficial, as I value the power of will to get up regardless of fatigue more.</text:p>
      <text:p text:style-name="Normal">Recognising our failure, we hurried so that we’d get started writing ASAP. That’s definitely a good thing. Then, I’d say we wrote well. But, perhaps we wrote for too long? We definitely didn’t follow schedule, and continued writing overtime. Is that a bad thing? I cannot tell. It hurt the timing of our schedule afterwards, but not that much. More importantly, should writing have priority over everything?</text:p>
      <text:p text:style-name="Normal">Perhaps we should still contain it, both for its and our sake. Absolute discipline is a tool that would benefit writing-time greatly.</text:p>
      <text:p text:style-name="Normal">Now, after that though, things got a little... Not bad, but, not great either. In a first phase, it was the beginning of Shishiron’s Minecraft event, and that was definitely a lot of fun to watch. However, the live-streams last about five hours; they encroach well into study time, and I allowed them to. This is definitely one of these occasions where I must find the strength to make sacrifices.</text:p>
      <text:p text:style-name="Normal">After they ended, I did get some work done, but I also procrastinated on things I had to do. Things that required calling people. As much as I don’t want to do those, I want myself to find the strength anyway.</text:p>
      <text:p text:style-name="Normal">One more thing: yesterday, I essentially didn’t use the phone because of circumstances and <text:s text:c="1"/>because I installed a digital hygiene app which offered to help in doing that. I tried doing that today too. To use the phone only when it’s needed. Won’t even listen to music. But, I will watch Nene if it’s during my free time. Two hours max.</text:p>
      <text:p text:style-name="Normal">So, that was today. A mix of good and bad. Overall it leaves much to be desired, but it is a step forward in comparison to my past self. The steps are small and incremental, but if I keep at them, if I keep on trying... Dreams, huh? See you tomorrow, good night.</text:p>
      <text:p text:style-name="Normal"/>
      <text:p text:style-name="Normal">•••</text:p>
      <text:p text:style-name="Normal">Tuesday 10th of June 2025, 22:02, day -251</text:p>
      <text:p text:style-name="Normal">If we’re going in chronological order, then let’s start with yesternight. It may be because I might move out soon, it may be for no reason in particular, but in any case, the nightfront has grown unpleasant, and it is a nightly occurrence. Perhaps predators are trying to capitalise on their prey for the last times, or perhaps it’s something else entirely. Who knows, maybe it’s all just in my head. Well, yeah, life is, after all, all just in my head. Whatever the case, I seem to keep losing all sorts of fights in the nightfront, and I don’t like that.</text:p>
      <text:p text:style-name="Normal">My defeats extend to the morning, where I fail to wake up to the 6am alarm. No doubt the nightfront didn’t help. I’ve got to become stronger. Stronger.</text:p>
      <text:p text:style-name="Normal">Spent the first half of the day away, as I will do for the next two days, and then I gamed in the afternoon. I...</text:p>
      <text:p text:style-name="Normal">In Wuthering Waves, I’m starting to understand why Danjin mains are Danjin mains. I’m starting to like her play-style. But it is also a path of trial and error. A lot of trial and error. Getting hit means death, and so I spent about two hours dying to a boss. I should have studied, but I dislike giving up. And so I went at it for two hours. I only stopped because the wifi died out of nowhere. I likely would have continued otherwise. And... I would have hated myself for it.</text:p>
      <text:p text:style-name="Normal">I must be disciplined, there will always be good excuses to not be disciplined. They will always exist. I must find it in me to be disciplined regardless.</text:p>
      <text:p text:style-name="Normal">This evening was the most angry I’d gotten in a while. An anger that arises from the fact that I have an exam overmorrow, and the world can’t be fucked to leave me alone to study. Of course, my own unpreparedness is also in good part my own fault, but anger is irrational. I must learn to control it. That, or use it. Today, at least partially, I used it to workout. You see, I didn’t have time to study in the evening, and I likely won’t have much of it tomorrow; the time I’ll have, I’ll be tired in its duration.</text:p>
      <text:p text:style-name="Normal">Or so I thought. Clearly, I’ve forgotten what it means to work hard. To create something out of nothing, to squeeze water out of stone. Tomorrow, I’ll bring my material with me, and study on the train, at the hospital, wherever.</text:p>
      <text:p text:style-name="Normal">And so, that’s today. The struggle continues, and it will go on as long as I need it to.</text:p>
      <text:p text:style-name="Normal"/>
      <text:p text:style-name="Normal">•••</text:p>
      <text:p text:style-name="Normal">Wednesday 11th of June 2025, 23:03, day -252</text:p>
      <text:p text:style-name="Normal">What a strange day. It started at 4am, because I wanted it to, because I wanted to write. Because I knew I wouldn’t be able to write. And, I liked it. I want to do it more often. Will I suffer from lack of sleep if I do that? Maybe. We’d have to find out.</text:p>
      <text:p text:style-name="Normal">In any case, today was... The morning was fine, and as I’d planned, I studied on the train and in the hospital. However, things didn’t go well in the afternoon. For some reason, YT just devoured my time, and I was hardly aware of it. Going on that tangent... Should I? Yes, it does introduce something I’ve been thinking lately. But, let’s analyse as we go.</text:p>
      <text:p text:style-name="Normal">The Hololive Minecraft livestreams are always so much fun, and I always have a hard time taking my eyes off of them. Nene in particular is always so much fun. But... Why didn’t I just stop the stream? The thought didn’t occur to me, not with enough strength to be followed by action. It lacked strength... It lacked a strong voice. It’s probably due to my lack of sleep, then? Or, that, combined with the fact that my thoughts were never strong-voiced to begin with? That’s certainly quite the discovery if it’s true.</text:p>
      <text:p text:style-name="Normal">Dammit. We have to go to sleep, my brain is at its limit, and i have an exam tomorrow.</text:p>
      <text:p text:style-name="Normal">Alright, I’ll just note down what I wanted to talk about: personality matches and the existence of soulmates; how to write good chemistry, or how to emulate the story of あくぺこ。 That’s enough, let’s go to sleep.</text:p>
      <text:p text:style-name="Normal"/>
      <text:p text:style-name="Normal">•••</text:p>
      <text:p text:style-name="Normal">Friday 13th of June 2025, 03:52, day -253</text:p>
      <text:p text:style-name="Normal">The only one who can put an end to my misery is myself. If life is to begin, I must do the impossible, no matter how impossible it is. I can’t wait for circumstances, I can’t wait for anything, I only have now, so if I need to act, now is the only time to do it. One more defeat, it must become one more lesson.</text:p>
      <text:p text:style-name="Normal"/>
      <text:p text:style-name="Normal">•••</text:p>
      <text:p text:style-name="Normal">Friday 13th of June 2025, 23:12, day -254</text:p>
      <text:p text:style-name="Normal">Perhaps I should just go to a nice cafe, take a seat and enjoy a drink. That would help me reset myself. Or perhaps, I just get to work without complaining. That sounds even better, considering the impacts of each choice.</text:p>
      <text:p text:style-name="Normal">さて、何を話したかったの？</text:p>
      <text:p text:style-name="Normal">Rather than analyse the day, we’ll broaden our perspective. It’s easy to see that exams mess up my routine. Now, why do they do that? Wrong question; I should be asking: why do they throw me off so much? The answer is, quite easily, lack of preparation. Lack of preparation for exams. It causes me to scramble last minute, to study at and for unholy hours in order to have a shot at passing.</text:p>
      <text:p text:style-name="Normal">We have potentially three exams left, and if we’re fortunate, only two. One of them is an oral exam on the fourth of July. Another is a potential oral exam, next Friday. Potential, because I still don’t know whether I’ll need to take part in it. Hopefully, I won’t, but I don’t know for certain.</text:p>
      <text:p text:style-name="Normal">In any case, this lack of preparation stems from our lack of discipline. Let’s not call it discipline. Power of will. “Discipline,” as I imagined it, is non-existent. The concept I have for discipline is one of pure pain, and does not even involve willpower. And because that definition has been in my mind for a long time, rather than try to replace it, I’ll simply focus on something willpower directly, while consciously making my subconscious treat both terms as synonymous.</text:p>
      <text:p text:style-name="Normal">ここまでだ。明日は何時に起きるの？</text:p>
      <text:p text:style-name="Normal">Let’s balance between sleeping and having time to write. 7am. Go to sleep now.</text:p>
      <text:p text:style-name="Normal"/>
      <text:p text:style-name="Normal">•••</text:p>
      <text:p text:style-name="Normal">Saturday 14th of June 2025, 21:39, day -255</text:p>
      <text:p text:style-name="Normal">Let’s start from the beginning. This morning, I failed to wake up at 7am. Woke up at 9 instead. And you know what? I said okay, I’ll roll with it, and I did just that. Today went well. Replacing “discipline” with “willpower” helped. Discipline is applied willpower, it’s willpower with a purpose, but I hadn’t figured that out until yesterday, and that’s fine, I’ll roll with it.</text:p>
      <text:p text:style-name="Normal">Today went well, but sleep debts have to be paid eventually, and I paid mine today twice. First, by sleeping in in the morning as I said, and secondly, when the subject I was studying wasn’t interesting enough, while the coffee I’d drank wasn’t strong enough. However, I did study well before falling into that un-predicted nap.</text:p>
      <text:p text:style-name="Normal">One more thing, the project: with it, we’ve likely bitten off a lot more than we can chew. It’s far too much for us to handle, something that’s been showing by our lack of commitment and work. So, instead, i want to start small. I want to start with a different project, an easier one. Of course, i won’t half-ass my works, no matter what. It may be easier, but I’ll take it just as seriously. I’ll use it as a stepping stone, a learning experience, part of my portfolio, and much more. A frontend game app, with little to no backend.</text:p>
      <text:p text:style-name="Normal">By the way, I elected to not describe today, as I felt the lessons to be learnt were crystal clear: keep this up. Keep on trying, no matter what, and play smart. Push your limits, but respect your body. Sleep and fatigue have proven to be the deciding factor over and over in all of my defeats, therefore it’s a no-brainer that I should respect them. However, that does not change the fact that mental fatigue can and will happen. And mark my words, I want to become strong enough that it doesn’t matter how tired I am, it doesn’t matter how dead I am, I will still win any and all battles. Now, I have a feeling I won’t fall asleep easily right now, so I think I’ll meditate before going to bed. Hopefully, that helps. See ya.</text:p>
      <text:p text:style-name="Normal"/>
      <text:p text:style-name="Normal">•••</text:p>
      <text:p text:style-name="Normal">Sunday 15th of June 2025, 22:06, day -256</text:p>
      <text:p text:style-name="Normal">To get up no matter what is a skill I have yet to acquire, as demonstrated by my failure to wake up early this morning. For some reason I’d had a hard time falling asleep, maybe because I’d taken a nap too late in the day yesterday. In any case, I failed to get up in time, and couldn’t make time for writing. Pitiful. Discipline, or the application of willpower, is also difficult to enforce. Every moment counts, and now is the only time I can act. Because, if I don’t act now, if I allow this or that to make me hesitate, then before I know it, indecisive me at 10:00am evolves into disappointed me at 10:30. Oh, I did writ ea tiny bit, this morning. I wrote enough that I wanted to write in the afternoon.</text:p>
      <text:p text:style-name="Normal">Also, there’s no rest in our schedule now: after cooking and doing chores, it’s straight to working on the project. Well, no, I lie, there is rest. I can rest when I have to. It’s just that it’s not scheduled.</text:p>
      <text:p text:style-name="Normal">Also, for some reason, I performed poorly in both meditation sessions today. That usually indicates lack of rest, but... Do I really lack it? Maybe it’s the quality that’s lacking. Although, the nightfront did calm down lately.</text:p>
      <text:p text:style-name="Normal">Ah, one thing I did well this afternoon is writing. I was feeling quite under the weather, and I thought some rest would help. But, after a couple hours, there were no changes, and I didn’t feel any creativity in myself at all. I couldn’t muster any will to write. So, I told myself that I would try writing anyway, that I would force my hand at it, and if it didn’t go well I’d give up. And it went well. What a curious thing. Why did it suddenly go well, I wonder? It’s not even like I tried hard or anything. I just put down a few words, and then it snowballed from there. At some point though, I did stop to play video games. I... Maybe I should have kept on writing. On trying to write. Next time, I’ll do that.</text:p>
      <text:p text:style-name="Normal">Anything else? Right, I can’t let myself get distracted now. I have to go to sleep so I can wake up early and write. I must wake up, no matter what. I have to get up, no matter what.</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